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2">//<text:s text:c="6"/>Некоторый блок процедур для записи корпуса</text:span></text:h>
      <text:h text:style-name="Default"><text:s text:c="2"/>3<text:s text:c="2"/><text:span text:style-name="style2">//<text:s text:c="6"/>в стандартных трёхмерных графических форматах</text:span></text:h>
      <text:h text:style-name="Default"><text:s text:c="2"/>4<text:s text:c="2"/><text:span text:style-name="style2">//<text:s text:c="57"/>2019-08-22 Иерусалим</text:span></text:h>
      <text:h text:style-name="Default"><text:s text:c="2"/>5<text:s text:c="2"/><text:span text:style-name="style2">//</text:span></text:h>
      <text:h text:style-name="Default"><text:s text:c="2"/>6<text:s text:c="2"/><text:span text:style-name="style9">#include "Aurora.h"<text:s text:c="7"/></text:span><text:span text:style-name="style2">// объекты и производные операции с корпусом на волне</text:span></text:h>
      <text:h text:style-name="Default"><text:s text:c="2"/>7<text:s text:c="2"/><text:span text:style-name="style5">static int </text:span><text:span text:style-name="style11">fColor</text:span><text:span text:style-name="style10">=-</text:span><text:span text:style-name="style4">1</text:span><text:span text:style-name="style10">;</text:span></text:h>
      <text:h text:style-name="Default"><text:s text:c="2"/>8<text:s text:c="2"/><text:span text:style-name="style5">static </text:span><text:span text:style-name="style11">FILE </text:span><text:span text:style-name="style10">*</text:span><text:span text:style-name="style11">F</text:span><text:span text:style-name="style10">=</text:span><text:span text:style-name="style11">NULL</text:span><text:span text:style-name="style10">;</text:span></text:h>
      <text:h text:style-name="Default"><text:s text:c="2"/>9<text:s text:c="2"/><text:span text:style-name="style5">static void </text:span><text:span text:style-name="style11">printF</text:span><text:span text:style-name="style10">( </text:span><text:span text:style-name="style5">Vector </text:span><text:span text:style-name="style11">V </text:span><text:span text:style-name="style10">)</text:span></text:h>
      <text:h text:style-name="Default"><text:s text:c="1"/>10<text:s text:c="2"/><text:span text:style-name="style10">{ </text:span><text:span text:style-name="style11">V</text:span><text:span text:style-name="style10">=</text:span><text:span text:style-name="style11">e5</text:span><text:span text:style-name="style10">( </text:span><text:span text:style-name="style11">V </text:span><text:span text:style-name="style10">); </text:span><text:span text:style-name="style5">if</text:span><text:span text:style-name="style10">( </text:span><text:span text:style-name="style11">V</text:span><text:span text:style-name="style10">.</text:span><text:span text:style-name="style11">y</text:span><text:span text:style-name="style10">&lt;</text:span><text:span text:style-name="style4">0 </text:span><text:span text:style-name="style10">)</text:span><text:span text:style-name="style11">V</text:span><text:span text:style-name="style10">.</text:span><text:span text:style-name="style11">y</text:span><text:span text:style-name="style10">=</text:span><text:span text:style-name="style4">0</text:span><text:span text:style-name="style10">; </text:span><text:span text:style-name="style11">fprintf</text:span><text:span text:style-name="style10">( </text:span><text:span text:style-name="style11">F</text:span><text:span text:style-name="style10">,</text:span><text:span text:style-name="style6">"v %lg %lg %lg\n"</text:span><text:span text:style-name="style10">,</text:span><text:span text:style-name="style11">V</text:span><text:span text:style-name="style10">.</text:span><text:span text:style-name="style11">x</text:span><text:span text:style-name="style10">,</text:span><text:span text:style-name="style11">V</text:span><text:span text:style-name="style10">.</text:span><text:span text:style-name="style11">z</text:span><text:span text:style-name="style10">,</text:span><text:span text:style-name="style11">V</text:span><text:span text:style-name="style10">.</text:span><text:span text:style-name="style11">y </text:span><text:span text:style-name="style10">);</text:span></text:h>
      <text:h text:style-name="Default"><text:s text:c="1"/>11<text:s text:c="2"/><text:s text:c="31"/><text:span text:style-name="style11">fprintf</text:span><text:span text:style-name="style10">( </text:span><text:span text:style-name="style11">F</text:span><text:span text:style-name="style10">,</text:span><text:span text:style-name="style6">"v %lg %lg %lg\n"</text:span><text:span text:style-name="style10">,</text:span><text:span text:style-name="style11">V</text:span><text:span text:style-name="style10">.</text:span><text:span text:style-name="style11">x</text:span><text:span text:style-name="style10">,</text:span><text:span text:style-name="style11">V</text:span><text:span text:style-name="style10">.</text:span><text:span text:style-name="style11">z</text:span><text:span text:style-name="style10">,-</text:span><text:span text:style-name="style11">V</text:span><text:span text:style-name="style10">.</text:span><text:span text:style-name="style11">y </text:span><text:span text:style-name="style10">);</text:span></text:h>
      <text:h text:style-name="Default"><text:s text:c="1"/>12<text:s text:c="2"/><text:span text:style-name="style10">}</text:span></text:h>
      <text:h text:style-name="Default"><text:s text:c="1"/>13<text:s text:c="2"/><text:span text:style-name="style5">static void </text:span><text:span text:style-name="style11">crossPoint</text:span><text:span text:style-name="style10">( </text:span><text:span text:style-name="style11">_Point A</text:span><text:span text:style-name="style10">,</text:span><text:span text:style-name="style11">_Point B</text:span><text:span text:style-name="style10">,</text:span><text:span text:style-name="style11">_Point C</text:span><text:span text:style-name="style10">, </text:span><text:span text:style-name="style5">int </text:span><text:span text:style-name="style11">a</text:span><text:span text:style-name="style10">,</text:span><text:span text:style-name="style5">int </text:span><text:span text:style-name="style11">b</text:span><text:span text:style-name="style10">,</text:span><text:span text:style-name="style5">int </text:span><text:span text:style-name="style11">c </text:span><text:span text:style-name="style10">)</text:span></text:h>
      <text:h text:style-name="Default"><text:s text:c="1"/>14<text:s text:c="2"/><text:span text:style-name="style10">{ </text:span><text:span text:style-name="style5">if</text:span><text:span text:style-name="style10">( </text:span><text:span text:style-name="style11">fabs</text:span><text:span text:style-name="style10">( </text:span><text:span text:style-name="style11">A</text:span><text:span text:style-name="style10">.</text:span><text:span text:style-name="style11">Y </text:span><text:span text:style-name="style10">)&lt;</text:span><text:span text:style-name="style11">eps </text:span><text:span text:style-name="style10">&amp;&amp; </text:span><text:span text:style-name="style11">fabs</text:span><text:span text:style-name="style10">( </text:span><text:span text:style-name="style11">B</text:span><text:span text:style-name="style10">.</text:span><text:span text:style-name="style11">Y </text:span><text:span text:style-name="style10">)&lt;</text:span><text:span text:style-name="style11">eps </text:span><text:span text:style-name="style10">&amp;&amp; </text:span><text:span text:style-name="style11">fabs</text:span><text:span text:style-name="style10">( </text:span><text:span text:style-name="style11">C</text:span><text:span text:style-name="style10">.</text:span><text:span text:style-name="style11">Y </text:span><text:span text:style-name="style10">)&lt;</text:span><text:span text:style-name="style11">eps </text:span><text:span text:style-name="style10">)</text:span><text:span text:style-name="style5">return</text:span><text:span text:style-name="style10">;</text:span></text:h>
      <text:h text:style-name="Default"><text:s text:c="1"/>15<text:s text:c="2"/><text:s text:c="2"/><text:span text:style-name="style5">int </text:span><text:span text:style-name="style11">l</text:span><text:span text:style-name="style10">=</text:span><text:span text:style-name="style11">A</text:span><text:span text:style-name="style10">.</text:span><text:span text:style-name="style11">Z</text:span><text:span text:style-name="style10">&lt;=</text:span><text:span text:style-name="style4">0 </text:span><text:span text:style-name="style10">&amp;&amp; </text:span><text:span text:style-name="style11">B</text:span><text:span text:style-name="style10">.</text:span><text:span text:style-name="style11">Z</text:span><text:span text:style-name="style10">&lt;=</text:span><text:span text:style-name="style4">0 </text:span><text:span text:style-name="style10">&amp;&amp; </text:span><text:span text:style-name="style11">C</text:span><text:span text:style-name="style10">.</text:span><text:span text:style-name="style11">Z</text:span><text:span text:style-name="style10">&lt;=</text:span><text:span text:style-name="style4">0</text:span><text:span text:style-name="style10">; </text:span><text:span text:style-name="style2">// A.Z+B.Z+C.Z&lt;=0.0;</text:span></text:h>
      <text:h text:style-name="Default"><text:s text:c="1"/>16<text:s text:c="2"/><text:s text:c="2"/><text:span text:style-name="style5">if</text:span><text:span text:style-name="style10">( </text:span><text:span text:style-name="style11">fColor</text:span><text:span text:style-name="style10">!=</text:span><text:span text:style-name="style11">l </text:span><text:span text:style-name="style10">)</text:span><text:span text:style-name="style11">fprintf</text:span><text:span text:style-name="style10">( </text:span><text:span text:style-name="style11">F</text:span><text:span text:style-name="style10">,</text:span><text:span text:style-name="style6">"usemtl %s\n"</text:span><text:span text:style-name="style10">,(</text:span><text:span text:style-name="style11">fColor</text:span><text:span text:style-name="style10">=</text:span><text:span text:style-name="style11">l</text:span><text:span text:style-name="style10">)?</text:span><text:span text:style-name="style6">"green"</text:span><text:span text:style-name="style10">:</text:span><text:span text:style-name="style6">"gray" </text:span><text:span text:style-name="style10">);</text:span></text:h>
      <text:h text:style-name="Default"><text:s text:c="1"/>17<text:s text:c="2"/><text:s text:c="17"/><text:span text:style-name="style11">fprintf</text:span><text:span text:style-name="style10">( </text:span><text:span text:style-name="style11">F</text:span><text:span text:style-name="style10">,</text:span><text:span text:style-name="style6">"f %d %d %d\n"</text:span><text:span text:style-name="style10">,</text:span><text:span text:style-name="style11">a</text:span><text:span text:style-name="style10">,</text:span><text:span text:style-name="style11">b</text:span><text:span text:style-name="style10">,</text:span><text:span text:style-name="style11">c </text:span><text:span text:style-name="style10">);</text:span></text:h>
      <text:h text:style-name="Default"><text:s text:c="1"/>18<text:s text:c="2"/><text:span text:style-name="style10">}</text:span></text:h>
      <text:h text:style-name="Default"><text:s text:c="1"/>19<text:s text:c="2"/><text:span text:style-name="style5">static void </text:span><text:span text:style-name="style11">crossDC</text:span><text:span text:style-name="style10">( </text:span><text:span text:style-name="style5">Vector </text:span><text:span text:style-name="style11">A</text:span><text:span text:style-name="style10">,</text:span><text:span text:style-name="style5">Vector </text:span><text:span text:style-name="style11">B</text:span><text:span text:style-name="style10">,</text:span><text:span text:style-name="style5">Vector </text:span><text:span text:style-name="style11">C </text:span><text:span text:style-name="style10">)</text:span></text:h>
      <text:h text:style-name="Default"><text:s text:c="1"/>20<text:s text:c="2"/><text:span text:style-name="style10">{ </text:span><text:span text:style-name="style11">A</text:span><text:span text:style-name="style10">=</text:span><text:span text:style-name="style11">e5</text:span><text:span text:style-name="style10">( </text:span><text:span text:style-name="style11">A </text:span><text:span text:style-name="style10">); </text:span><text:span text:style-name="style11">B</text:span><text:span text:style-name="style10">=</text:span><text:span text:style-name="style11">e5</text:span><text:span text:style-name="style10">( </text:span><text:span text:style-name="style11">B </text:span><text:span text:style-name="style10">); </text:span><text:span text:style-name="style11">C</text:span><text:span text:style-name="style10">=</text:span><text:span text:style-name="style11">e5</text:span><text:span text:style-name="style10">( </text:span><text:span text:style-name="style11">C </text:span><text:span text:style-name="style10">);</text:span></text:h>
      <text:h text:style-name="Default"><text:s text:c="1"/>21<text:s text:c="2"/><text:s text:c="2"/><text:span text:style-name="style5">if</text:span><text:span text:style-name="style10">( </text:span><text:span text:style-name="style11">fabs</text:span><text:span text:style-name="style10">( </text:span><text:span text:style-name="style11">A</text:span><text:span text:style-name="style10">.</text:span><text:span text:style-name="style11">y </text:span><text:span text:style-name="style10">)&lt;</text:span><text:span text:style-name="style11">eps </text:span><text:span text:style-name="style10">&amp;&amp; </text:span><text:span text:style-name="style11">fabs</text:span><text:span text:style-name="style10">( </text:span><text:span text:style-name="style11">B</text:span><text:span text:style-name="style10">.</text:span><text:span text:style-name="style11">y </text:span><text:span text:style-name="style10">)&lt;</text:span><text:span text:style-name="style11">eps </text:span><text:span text:style-name="style10">&amp;&amp; </text:span><text:span text:style-name="style11">fabs</text:span><text:span text:style-name="style10">( </text:span><text:span text:style-name="style11">C</text:span><text:span text:style-name="style10">.</text:span><text:span text:style-name="style11">y </text:span><text:span text:style-name="style10">)&lt;</text:span><text:span text:style-name="style11">eps </text:span><text:span text:style-name="style10">)</text:span><text:span text:style-name="style5">return</text:span><text:span text:style-name="style10">;</text:span></text:h>
      <text:h text:style-name="Default"><text:s text:c="1"/>22<text:s text:c="2"/><text:s text:c="2"/><text:span text:style-name="style11">fprintf</text:span><text:span text:style-name="style10">(</text:span><text:span text:style-name="style11">F</text:span><text:span text:style-name="style10">,</text:span><text:span text:style-name="style6">"31 4 1 0 0 %d\n%lg %lg %lg\n%lg %lg %lg\n%lg %lg %lg\n%lg %lg %lg\n"</text:span><text:span text:style-name="style10">,</text:span></text:h>
      <text:h text:style-name="Default"><text:s text:c="1"/>23<text:s text:c="2"/><text:s text:c="2"/><text:span text:style-name="style11">A</text:span><text:span text:style-name="style10">.</text:span><text:span text:style-name="style11">z</text:span><text:span text:style-name="style10">&lt;=</text:span><text:span text:style-name="style4">0</text:span><text:span text:style-name="style10">&amp;&amp;</text:span><text:span text:style-name="style11">B</text:span><text:span text:style-name="style10">.</text:span><text:span text:style-name="style11">z</text:span><text:span text:style-name="style10">&lt;=</text:span><text:span text:style-name="style4">0</text:span><text:span text:style-name="style10">&amp;&amp;</text:span><text:span text:style-name="style11">C</text:span><text:span text:style-name="style10">.</text:span><text:span text:style-name="style11">z</text:span><text:span text:style-name="style10">&lt;=</text:span><text:span text:style-name="style4">0</text:span><text:span text:style-name="style10">?</text:span><text:span text:style-name="style4">3</text:span><text:span text:style-name="style10">:</text:span><text:span text:style-name="style4">9</text:span><text:span text:style-name="style10">,</text:span><text:span text:style-name="style11">A</text:span><text:span text:style-name="style10">.</text:span><text:span text:style-name="style11">x</text:span><text:span text:style-name="style10">,</text:span><text:span text:style-name="style11">A</text:span><text:span text:style-name="style10">.</text:span><text:span text:style-name="style11">z</text:span><text:span text:style-name="style10">,</text:span><text:span text:style-name="style11">A</text:span><text:span text:style-name="style10">.</text:span><text:span text:style-name="style11">y</text:span><text:span text:style-name="style10">,</text:span><text:span text:style-name="style11">B</text:span><text:span text:style-name="style10">.</text:span><text:span text:style-name="style11">x</text:span><text:span text:style-name="style10">,</text:span><text:span text:style-name="style11">B</text:span><text:span text:style-name="style10">.</text:span><text:span text:style-name="style11">z</text:span><text:span text:style-name="style10">,</text:span><text:span text:style-name="style11">B</text:span><text:span text:style-name="style10">.</text:span><text:span text:style-name="style11">y</text:span><text:span text:style-name="style10">,</text:span><text:span text:style-name="style11">C</text:span><text:span text:style-name="style10">.</text:span><text:span text:style-name="style11">x</text:span><text:span text:style-name="style10">,</text:span><text:span text:style-name="style11">C</text:span><text:span text:style-name="style10">.</text:span><text:span text:style-name="style11">z</text:span><text:span text:style-name="style10">,</text:span><text:span text:style-name="style11">C</text:span><text:span text:style-name="style10">.</text:span><text:span text:style-name="style11">y</text:span><text:span text:style-name="style10">,</text:span><text:span text:style-name="style11">A</text:span><text:span text:style-name="style10">.</text:span><text:span text:style-name="style11">x</text:span><text:span text:style-name="style10">,</text:span><text:span text:style-name="style11">A</text:span><text:span text:style-name="style10">.</text:span><text:span text:style-name="style11">z</text:span><text:span text:style-name="style10">,</text:span><text:span text:style-name="style11">A</text:span><text:span text:style-name="style10">.</text:span><text:span text:style-name="style11">y </text:span><text:span text:style-name="style10">);</text:span></text:h>
      <text:h text:style-name="Default"><text:s text:c="1"/>24<text:s text:c="2"/><text:span text:style-name="style10">}</text:span></text:h>
      <text:h text:style-name="Default"><text:s text:c="1"/>25<text:s text:c="2"/><text:span text:style-name="style11">Hull</text:span><text:span text:style-name="style10">&amp; </text:span><text:span text:style-name="style11">Hull</text:span><text:span text:style-name="style10">::</text:span><text:span text:style-name="style11">Write</text:span><text:span text:style-name="style10">( </text:span><text:span text:style-name="style5">int </text:span><text:span text:style-name="style11">format </text:span><text:span text:style-name="style10">) </text:span><text:span text:style-name="style2">// Wavefront Technologies 4 Advanced Visualizer</text:span></text:h>
      <text:h text:style-name="Default"><text:s text:c="1"/>26<text:s text:c="2"/><text:span text:style-name="style10">{ </text:span><text:span text:style-name="style5">int 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,</text:span><text:span text:style-name="style11">n</text:span><text:span text:style-name="style10">;</text:span></text:h>
      <text:h text:style-name="Default"><text:s text:c="1"/>27<text:s text:c="2"/><text:s text:c="2"/><text:span text:style-name="style5">if</text:span><text:span text:style-name="style10">( </text:span><text:span text:style-name="style11">format</text:span><text:span text:style-name="style10">==</text:span><text:span text:style-name="style4">1 </text:span><text:span text:style-name="style10">)</text:span></text:h>
      <text:h text:style-name="Default"><text:s text:c="1"/>28<text:s text:c="2"/><text:s text:c="2"/><text:span text:style-name="style10">{ </text:span><text:span text:style-name="style5">if</text:span><text:span text:style-name="style10">( !(</text:span><text:span text:style-name="style11">F</text:span><text:span text:style-name="style10">=</text:span><text:span text:style-name="style11">_wfopen</text:span><text:span text:style-name="style10">( </text:span><text:span text:style-name="style11">U2W</text:span><text:span text:style-name="style10">( </text:span><text:span text:style-name="style11">fext</text:span><text:span text:style-name="style10">( </text:span><text:span text:style-name="style11">FileName</text:span><text:span text:style-name="style10">,</text:span><text:span text:style-name="style6">"obj" </text:span><text:span text:style-name="style10">) ),</text:span><text:span text:style-name="style6">L"wb" </text:span><text:span text:style-name="style10">)) )</text:span><text:span text:style-name="style5">return </text:span><text:span text:style-name="style10">*</text:span><text:span text:style-name="style5">this</text:span><text:span text:style-name="style10">;</text:span></text:h>
      <text:h text:style-name="Default"><text:s text:c="1"/>29<text:s text:c="2"/><text:s text:c="3"/><text:span text:style-name="style11">Point P</text:span><text:span text:style-name="style10">,</text:span><text:span text:style-name="style11">Q</text:span><text:span text:style-name="style10">,</text:span><text:span text:style-name="style11">q</text:span><text:span text:style-name="style10">; </text:span><text:span text:style-name="style5">int </text:span><text:span text:style-name="style11">L</text:span><text:span text:style-name="style10">[</text:span><text:span text:style-name="style11">Nframes</text:span><text:span text:style-name="style10">+</text:span><text:span text:style-name="style4">2</text:span><text:span text:style-name="style10">];</text:span></text:h>
      <text:h text:style-name="Default"><text:s text:c="1"/>30<text:s text:c="2"/><text:s text:c="4"/><text:span text:style-name="style11">memset</text:span><text:span text:style-name="style10">( </text:span><text:span text:style-name="style11">L</text:span><text:span text:style-name="style10">,</text:span><text:span text:style-name="style4">0</text:span><text:span text:style-name="style10">,</text:span><text:span text:style-name="style5">sizeof</text:span><text:span text:style-name="style10">(</text:span><text:span text:style-name="style5">int</text:span><text:span text:style-name="style10">)*(</text:span><text:span text:style-name="style11">Nframes</text:span><text:span text:style-name="style10">+</text:span><text:span text:style-name="style4">2</text:span><text:span text:style-name="style10">) ); </text:span><text:span text:style-name="style11">fColor</text:span><text:span text:style-name="style10">=-</text:span><text:span text:style-name="style4">1</text:span><text:span text:style-name="style10">;</text:span></text:h>
      <text:h text:style-name="Default"><text:s text:c="1"/>31<text:s text:c="2"/><text:s text:c="4"/><text:span text:style-name="style2">//</text:span></text:h>
      <text:h text:style-name="Default"><text:s text:c="1"/>32<text:s text:c="2"/><text:s text:c="4"/><text:span text:style-name="style2">//<text:s text:c="5"/>последовательная запись всего массива опорных точек в текстовый файл</text:span></text:h>
      <text:h text:style-name="Default"><text:s text:c="1"/>33<text:s text:c="2"/><text:s text:c="4"/><text:span text:style-name="style2">//</text:span></text:h>
      <text:h text:style-name="Default"><text:s text:c="1"/>34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# &lt; %s &gt;\nmtllib Aurora.mtl\n# Stern[%d]\n"</text:span><text:span text:style-name="style10">,</text:span></text:h>
      <text:h text:style-name="Default"><text:s text:c="1"/>35<text:s text:c="2"/><text:s text:c="22"/><text:span text:style-name="style11">ShipName</text:span><text:span text:style-name="style10">,</text:span><text:span text:style-name="style11">n</text:span><text:span text:style-name="style10">=</text:span><text:span text:style-name="style11">Stern</text:span><text:span text:style-name="style10">.</text:span><text:span text:style-name="style11">len </text:span><text:span text:style-name="style10">);<text:s text:c="19"/></text:span><text:span text:style-name="style2">// заголовок</text:span></text:h>
      <text:h text:style-name="Default"><text:s text:c="1"/>36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printF</text:span><text:span text:style-name="style10">( </text:span><text:span text:style-name="style11">Stern</text:span><text:span text:style-name="style10">[</text:span><text:span text:style-name="style11">i</text:span><text:span text:style-name="style10">] ); </text:span><text:span text:style-name="style11">L</text:span><text:span text:style-name="style10">[</text:span><text:span text:style-name="style4">0</text:span><text:span text:style-name="style10">]=</text:span><text:span text:style-name="style11">n</text:span><text:span text:style-name="style10">*</text:span><text:span text:style-name="style4">2</text:span><text:span text:style-name="style10">;<text:s text:c="11"/></text:span><text:span text:style-name="style2">// ахтерштевень</text:span></text:h>
      <text:h text:style-name="Default"><text:s text:c="1"/>37<text:s text:c="2"/><text:s text:c="4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11">Nframes</text:span><text:span text:style-name="style10">+</text:span><text:span text:style-name="style4">1</text:span><text:span text:style-name="style10">; </text:span><text:span text:style-name="style11">k</text:span><text:span text:style-name="style10">++ )<text:s text:c="31"/></text:span><text:span text:style-name="style2">// и следом все</text:span></text:h>
      <text:h text:style-name="Default"><text:s text:c="1"/>38<text:s text:c="2"/><text:s text:c="4"/><text:span text:style-name="style10">{ </text:span><text:span text:style-name="style5">if</text:span><text:span text:style-name="style10">( </text:span><text:span text:style-name="style11">k </text:span><text:span text:style-name="style10">)</text:span><text:span text:style-name="style11">L</text:span><text:span text:style-name="style10">[</text:span><text:span text:style-name="style11">k</text:span><text:span text:style-name="style10">]=</text:span><text:span text:style-name="style11">L</text:span><text:span text:style-name="style10">[</text:span><text:span text:style-name="style11">k</text:span><text:span text:style-name="style10">-</text:span><text:span text:style-name="style4">1</text:span><text:span text:style-name="style10">]+</text:span><text:span text:style-name="style11">n</text:span><text:span text:style-name="style10">*</text:span><text:span text:style-name="style4">2</text:span><text:span text:style-name="style10">;<text:s text:c="35"/></text:span><text:span text:style-name="style2">// шпангоуты</text:span></text:h>
      <text:h text:style-name="Default"><text:s text:c="1"/>39<text:s text:c="2"/><text:s text:c="6"/><text:span text:style-name="style11">fprintf</text:span><text:span text:style-name="style10">( </text:span><text:span text:style-name="style11">F</text:span><text:span text:style-name="style10">,</text:span><text:span text:style-name="style6">"# Sp%d[%d]=%d\n"</text:span><text:span text:style-name="style10">,</text:span><text:span text:style-name="style11">k</text:span><text:span text:style-name="style10">,</text:span><text:span text:style-name="style11">n</text:span><text:span text:style-name="style10">=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,</text:span><text:span text:style-name="style11">L</text:span><text:span text:style-name="style10">[</text:span><text:span text:style-name="style11">k</text:span><text:span text:style-name="style10">] );</text:span></text:h>
      <text:h text:style-name="Default"><text:s text:c="1"/>40<text:s text:c="2"/><text:s text:c="6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print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 );</text:span></text:h>
      <text:h text:style-name="Default"><text:s text:c="1"/>41<text:s text:c="2"/><text:s text:c="4"/><text:span text:style-name="style10">} </text:span><text:span text:style-name="style11">L</text:span><text:span text:style-name="style10">[</text:span><text:span text:style-name="style11">k</text:span><text:span text:style-name="style10">]=</text:span><text:span text:style-name="style11">L</text:span><text:span text:style-name="style10">[</text:span><text:span text:style-name="style11">k</text:span><text:span text:style-name="style10">-</text:span><text:span text:style-name="style4">1</text:span><text:span text:style-name="style10">]+</text:span><text:span text:style-name="style11">n</text:span><text:span text:style-name="style10">*</text:span><text:span text:style-name="style4">2</text:span><text:span text:style-name="style10">;</text:span></text:h>
      <text:h text:style-name="Default"><text:s text:c="1"/>42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# Stem[%d]=%d \n"</text:span><text:span text:style-name="style10">,</text:span><text:span text:style-name="style11">n</text:span><text:span text:style-name="style10">=</text:span><text:span text:style-name="style11">Stem</text:span><text:span text:style-name="style10">.</text:span><text:span text:style-name="style11">len</text:span><text:span text:style-name="style10">,</text:span><text:span text:style-name="style11">L</text:span><text:span text:style-name="style10">[</text:span><text:span text:style-name="style11">k</text:span><text:span text:style-name="style10">] );</text:span></text:h>
      <text:h text:style-name="Default"><text:s text:c="1"/>43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printF</text:span><text:span text:style-name="style10">( </text:span><text:span text:style-name="style11">Stem</text:span><text:span text:style-name="style10">[</text:span><text:span text:style-name="style11">i</text:span><text:span text:style-name="style10">] );</text:span></text:h>
      <text:h text:style-name="Default"><text:s text:c="1"/>44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# ShipHull[%d]\n#~~~~~~~~~~\n"</text:span><text:span text:style-name="style10">,</text:span><text:span text:style-name="style11">L</text:span><text:span text:style-name="style10">[</text:span><text:span text:style-name="style11">k</text:span><text:span text:style-name="style10">]+</text:span><text:span text:style-name="style11">n</text:span><text:span text:style-name="style10">*</text:span><text:span text:style-name="style4">2 </text:span><text:span text:style-name="style10">);</text:span></text:h>
      <text:h text:style-name="Default"><text:s text:c="1"/>45<text:s text:c="2"/><text:s text:c="4"/><text:span text:style-name="style2">//</text:span></text:h>
      <text:h text:style-name="Default"><text:s text:c="1"/>46<text:s text:c="2"/><text:s text:c="4"/><text:span text:style-name="style2">//<text:s text:c="4"/>формирование индексов треугольников с единым правилом обхода площадок</text:span></text:h>
      <text:h text:style-name="Default"><text:s text:c="1"/>47<text:s text:c="2"/><text:s text:c="4"/><text:span text:style-name="style2">//</text:span></text:h>
      <text:h text:style-name="Default"><text:s text:c="1"/>48<text:s text:c="2"/><text:s text:c="4"/><text:span text:style-name="style5">for</text:span><text:span text:style-name="style10">( </text:span><text:span text:style-name="style11">k</text:span><text:span text:style-name="style10">=-</text:span><text:span text:style-name="style4">1</text:span><text:span text:style-name="style10">; </text:span><text:span text:style-name="style11">k</text:span><text:span text:style-name="style10">&lt;</text:span><text:span text:style-name="style4">2</text:span><text:span text:style-name="style10">; </text:span><text:span text:style-name="style11">k</text:span><text:span text:style-name="style10">+=</text:span><text:span text:style-name="style4">2 </text:span><text:span text:style-name="style10">)</text:span></text:h>
      <text:h text:style-name="Default"><text:s text:c="1"/>49<text:s text:c="2"/><text:s text:c="4"/><text:span text:style-name="style10">{ </text:span><text:span text:style-name="style5">bool </text:span><text:span text:style-name="style11">b</text:span><text:span text:style-name="style10">=</text:span><text:span text:style-name="style11">k</text:span><text:span text:style-name="style10">&lt;</text:span><text:span text:style-name="style4">0</text:span><text:span text:style-name="style10">; </text:span><text:span text:style-name="style11">Flex </text:span><text:span text:style-name="style10">&amp;</text:span><text:span text:style-name="style11">S</text:span><text:span text:style-name="style10">=</text:span><text:span text:style-name="style11">b</text:span><text:span text:style-name="style10">?</text:span><text:span text:style-name="style11">Stern</text:span><text:span text:style-name="style10">:</text:span><text:span text:style-name="style11">Stem</text:span><text:span text:style-name="style10">; </text:span><text:span text:style-name="style11">n</text:span><text:span text:style-name="style10">=</text:span><text:span text:style-name="style11">b</text:span><text:span text:style-name="style10">?</text:span><text:span text:style-name="style4">0</text:span><text:span text:style-name="style10">:</text:span><text:span text:style-name="style11">L</text:span><text:span text:style-name="style10">[</text:span><text:span text:style-name="style11">Nframes</text:span><text:span text:style-name="style10">+</text:span><text:span text:style-name="style4">2</text:span><text:span text:style-name="style10">];</text:span></text:h>
      <text:h text:style-name="Default"><text:s text:c="1"/>50<text:s text:c="2"/><text:s text:c="6"/><text:span text:style-name="style11">fprintf</text:span><text:span text:style-name="style10">( </text:span><text:span text:style-name="style11">F</text:span><text:span text:style-name="style10">,</text:span><text:span text:style-name="style11">b</text:span><text:span text:style-name="style10">?</text:span><text:span text:style-name="style6">"# Stern\n"</text:span><text:span text:style-name="style10">:</text:span><text:span text:style-name="style6">"# Stem\n" </text:span><text:span text:style-name="style10">);</text:span></text:h>
      <text:h text:style-name="Default"><text:s text:c="1"/>51<text:s text:c="2"/><text:s text:c="6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11">Q</text:span><text:span text:style-name="style10">=*((</text:span><text:span text:style-name="style11">Point</text:span><text:span text:style-name="style10">*)(&amp;(</text:span><text:span text:style-name="style11">S</text:span><text:span text:style-name="style10">[</text:span><text:span text:style-name="style11">i</text:span><text:span text:style-name="style10">]))); </text:span><text:span text:style-name="style2">//if( !b )Q.Y=-Q.Y;</text:span></text:h>
      <text:h text:style-name="Default"><text:s text:c="1"/>52<text:s text:c="2"/><text:s text:c="8"/><text:span text:style-name="style5">if</text:span><text:span text:style-name="style10">( </text:span><text:span text:style-name="style11">i</text:span><text:span text:style-name="style10">&gt;</text:span><text:span text:style-name="style4">0 </text:span><text:span text:style-name="style10">)</text:span></text:h>
      <text:h text:style-name="Default"><text:s text:c="1"/>53<text:s text:c="2"/><text:s text:c="8"/><text:span text:style-name="style10">{ </text:span><text:span text:style-name="style5">if</text:span><text:span text:style-name="style10">( </text:span><text:span text:style-name="style11">P</text:span><text:span text:style-name="style10">.</text:span><text:span text:style-name="style11">Y </text:span><text:span text:style-name="style10">)</text:span><text:span text:style-name="style11">crossPoint</text:span><text:span text:style-name="style10">( </text:span><text:span text:style-name="style11">P</text:span><text:span text:style-name="style10">,</text:span><text:span text:style-name="style11">P</text:span><text:span text:style-name="style10">,</text:span><text:span text:style-name="style11">Q</text:span><text:span text:style-name="style10">, </text:span><text:span text:style-name="style11">n</text:span><text:span text:style-name="style10">+(</text:span><text:span text:style-name="style11">i</text:span><text:span text:style-name="style10">+</text:span><text:span text:style-name="style4">1</text:span><text:span text:style-name="style10">)*</text:span><text:span text:style-name="style4">2 </text:span><text:span text:style-name="style10">-!</text:span><text:span text:style-name="style11">b</text:span><text:span text:style-name="style10">, </text:span><text:span text:style-name="style11">n</text:span><text:span text:style-name="style10">+(</text:span><text:span text:style-name="style11">i</text:span><text:span text:style-name="style10">+</text:span><text:span text:style-name="style4">1</text:span><text:span text:style-name="style10">)*</text:span><text:span text:style-name="style4">2 </text:span><text:span text:style-name="style10">+ </text:span><text:span text:style-name="style11">b</text:span><text:span text:style-name="style10">, </text:span><text:span text:style-name="style11">b</text:span><text:span text:style-name="style10">+</text:span><text:span text:style-name="style11">n</text:span><text:span text:style-name="style10">+</text:span><text:span text:style-name="style11">i</text:span><text:span text:style-name="style10">*</text:span><text:span text:style-name="style4">2 </text:span><text:span text:style-name="style10">);</text:span></text:h>
      <text:h text:style-name="Default"><text:s text:c="1"/>54<text:s text:c="2"/><text:s text:c="10"/><text:span text:style-name="style5">if</text:span><text:span text:style-name="style10">( </text:span><text:span text:style-name="style11">Q</text:span><text:span text:style-name="style10">.</text:span><text:span text:style-name="style11">Y </text:span><text:span text:style-name="style10">)</text:span><text:span text:style-name="style11">crossPoint</text:span><text:span text:style-name="style10">( </text:span><text:span text:style-name="style11">Q</text:span><text:span text:style-name="style10">,</text:span><text:span text:style-name="style11">P</text:span><text:span text:style-name="style10">,</text:span><text:span text:style-name="style11">Q</text:span><text:span text:style-name="style10">, </text:span><text:span text:style-name="style11">n</text:span><text:span text:style-name="style10">+</text:span><text:span text:style-name="style11">i</text:span><text:span text:style-name="style10">*</text:span><text:span text:style-name="style4">2<text:s text:c="5"/></text:span><text:span text:style-name="style10">-!</text:span><text:span text:style-name="style11">b</text:span><text:span text:style-name="style10">, </text:span><text:span text:style-name="style11">n</text:span><text:span text:style-name="style10">+(</text:span><text:span text:style-name="style11">i</text:span><text:span text:style-name="style10">+</text:span><text:span text:style-name="style4">1</text:span><text:span text:style-name="style10">)*</text:span><text:span text:style-name="style4">2 </text:span><text:span text:style-name="style10">-!</text:span><text:span text:style-name="style11">b</text:span><text:span text:style-name="style10">, </text:span><text:span text:style-name="style11">b</text:span><text:span text:style-name="style10">+</text:span><text:span text:style-name="style11">n</text:span><text:span text:style-name="style10">+</text:span><text:span text:style-name="style11">i</text:span><text:span text:style-name="style10">*</text:span><text:span text:style-name="style4">2 </text:span><text:span text:style-name="style10">);</text:span></text:h>
      <text:h text:style-name="Default"><text:s text:c="1"/>55<text:s text:c="2"/><text:s text:c="8"/><text:span text:style-name="style10">} </text:span><text:span text:style-name="style11">P</text:span><text:span text:style-name="style10">=</text:span><text:span text:style-name="style11">Q</text:span><text:span text:style-name="style10">;</text:span></text:h>
      <text:h text:style-name="Default"><text:s text:c="1"/>56<text:s text:c="2"/><text:s text:c="4"/><text:span text:style-name="style10">} }</text:span></text:h>
      <text:h text:style-name="Default"><text:s text:c="1"/>57<text:s text:c="2"/><text:s text:c="4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11">Nframes</text:span><text:span text:style-name="style10">; </text:span><text:span text:style-name="style11">k</text:span><text:span text:style-name="style10">++ )<text:s text:c="25"/></text:span><text:span text:style-name="style2">// Nframes+1 шпангоутов</text:span></text:h>
      <text:h text:style-name="Default"><text:s text:c="1"/>58<text:s text:c="2"/><text:s text:c="4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 )</text:span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[</text:span><text:span text:style-name="style4">0</text:span><text:span text:style-name="style10">]&gt;</text:span><text:span text:style-name="style4">0 </text:span><text:span text:style-name="style10">)<text:s text:c="19"/></text:span><text:span text:style-name="style2">// -- если есть корпус</text:span></text:h>
      <text:h text:style-name="Default"><text:s text:c="1"/>59<text:s text:c="2"/><text:s text:c="4"/><text:span text:style-name="style10">{ </text:span><text:span text:style-name="style5">int </text:span><text:span text:style-name="style11">nP</text:span><text:span text:style-name="style10">,</text:span><text:span text:style-name="style11">nQ</text:span><text:span text:style-name="style10">,</text:span><text:span text:style-name="style11">nq</text:span><text:span text:style-name="style10">,</text:span><text:span text:style-name="style11">iP</text:span><text:span text:style-name="style10">,</text:span><text:span text:style-name="style11">iQ</text:span><text:span text:style-name="style10">,</text:span><text:span text:style-name="style11">iq</text:span><text:span text:style-name="style10">;<text:s text:c="28"/></text:span><text:span text:style-name="style2">// -- то будет и шпация</text:span></text:h>
      <text:h text:style-name="Default"><text:s text:c="1"/>60<text:s text:c="2"/><text:s text:c="6"/><text:span text:style-name="style11">fprintf</text:span><text:span text:style-name="style10">( </text:span><text:span text:style-name="style11">F</text:span><text:span text:style-name="style10">,</text:span><text:span text:style-name="style6">"# Sp%d\n"</text:span><text:span text:style-name="style10">,</text:span><text:span text:style-name="style11">k </text:span><text:span text:style-name="style10">);</text:span></text:h>
      <text:h text:style-name="Default"><text:s text:c="1"/>61<text:s text:c="2"/><text:s text:c="6"/><text:span text:style-name="style5">for</text:span><text:span text:style-name="style10">( </text:span><text:span text:style-name="style5">int </text:span><text:span text:style-name="style11">Board</text:span><text:span text:style-name="style10">=-</text:span><text:span text:style-name="style4">1</text:span><text:span text:style-name="style10">; </text:span><text:span text:style-name="style11">Board</text:span><text:span text:style-name="style10">&lt;</text:span><text:span text:style-name="style4">2</text:span><text:span text:style-name="style10">; </text:span><text:span text:style-name="style11">Board</text:span><text:span text:style-name="style10">+=</text:span><text:span text:style-name="style4">2 </text:span><text:span text:style-name="style10">) </text:span><text:span text:style-name="style2">// сначала левый затем правый борт</text:span></text:h>
      <text:h text:style-name="Default"><text:s text:c="1"/>62<text:s text:c="2"/><text:s text:c="6"/><text:span text:style-name="style10">{ </text:span><text:span text:style-name="style11">Q</text:span><text:span text:style-name="style10">=</text:span><text:span text:style-name="style11">InSpan</text:span><text:span text:style-name="style10">( </text:span><text:span text:style-name="style11">nQ</text:span><text:span text:style-name="style10">=</text:span><text:span text:style-name="style11">k</text:span><text:span text:style-name="style10">,</text:span><text:span text:style-name="style11">iQ</text:span><text:span text:style-name="style10">=</text:span><text:span text:style-name="style11">Board</text:span><text:span text:style-name="style10">,</text:span><text:span text:style-name="style5">false </text:span><text:span text:style-name="style10">);<text:s text:c="5"/></text:span><text:span text:style-name="style2">// это блок стандартных шпаций</text:span></text:h>
      <text:h text:style-name="Default"><text:s text:c="1"/>63<text:s text:c="2"/><text:s text:c="8"/><text:span text:style-name="style11">q</text:span><text:span text:style-name="style10">=</text:span><text:span text:style-name="style11">InSpan</text:span><text:span text:style-name="style10">( </text:span><text:span text:style-name="style11">nq</text:span><text:span text:style-name="style10">=</text:span><text:span text:style-name="style11">k</text:span><text:span text:style-name="style10">,</text:span><text:span text:style-name="style11">iq</text:span><text:span text:style-name="style10">=</text:span><text:span text:style-name="style11">Board</text:span><text:span text:style-name="style10">*</text:span><text:span text:style-name="style4">2</text:span><text:span text:style-name="style10">,</text:span><text:span text:style-name="style5">false </text:span><text:span text:style-name="style10">);<text:s text:c="3"/></text:span><text:span text:style-name="style2">//<text:s text:c="4"/>- переход на правый борт</text:span></text:h>
      <text:h text:style-name="Default"><text:s text:c="1"/>64<text:s text:c="2"/><text:s text:c="8"/><text:span text:style-name="style5">for</text:span><text:span text:style-name="style10">( </text:span><text:span text:style-name="style11">i</text:span><text:span text:style-name="style10">=</text:span><text:span text:style-name="style4">3</text:span><text:span text:style-name="style10">; </text:span><text:span text:style-name="style11">i</text:span><text:span text:style-name="style10">&lt;=</text:span><text:span text:style-name="style11">Shell</text:span><text:span text:style-name="style10">[</text:span><text:span text:style-name="style11">k</text:span><text:span text:style-name="style10">][</text:span><text:span text:style-name="style4">0</text:span><text:span text:style-name="style10">]; </text:span><text:span text:style-name="style11">i</text:span><text:span text:style-name="style10">++ )<text:s text:c="6"/></text:span><text:span text:style-name="style2">// всех теоретических шпангоутов</text:span></text:h>
      <text:h text:style-name="Default"><text:s text:c="1"/>65<text:s text:c="2"/><text:s text:c="8"/><text:span text:style-name="style10">{ </text:span><text:span text:style-name="style11">P</text:span><text:span text:style-name="style10">=</text:span><text:span text:style-name="style11">InSpan</text:span><text:span text:style-name="style10">( </text:span><text:span text:style-name="style11">nP</text:span><text:span text:style-name="style10">=</text:span><text:span text:style-name="style11">k</text:span><text:span text:style-name="style10">,</text:span><text:span text:style-name="style11">iP</text:span><text:span text:style-name="style10">=</text:span><text:span text:style-name="style11">Board</text:span><text:span text:style-name="style10">*</text:span><text:span text:style-name="style11">i</text:span><text:span text:style-name="style10">,</text:span><text:span text:style-name="style5">false </text:span><text:span text:style-name="style10">); </text:span><text:span text:style-name="style2">// попутная разборка треугольников</text:span></text:h>
      <text:h text:style-name="Default"><text:s text:c="1"/>66<text:s text:c="2"/><text:s text:c="10"/><text:span text:style-name="style5">if</text:span><text:span text:style-name="style10">( </text:span><text:span text:style-name="style11">Board</text:span><text:span text:style-name="style10">&lt;</text:span><text:span text:style-name="style4">0 </text:span><text:span text:style-name="style10">)</text:span><text:span text:style-name="style11">crossPoint</text:span><text:span text:style-name="style10">( </text:span><text:span text:style-name="style11">Q</text:span><text:span text:style-name="style10">,</text:span><text:span text:style-name="style11">q</text:span><text:span text:style-name="style10">,</text:span><text:span text:style-name="style11">P</text:span><text:span text:style-name="style10">,</text:span><text:span text:style-name="style11">L</text:span><text:span text:style-name="style10">[</text:span><text:span text:style-name="style11">nQ</text:span><text:span text:style-name="style10">]+</text:span><text:span text:style-name="style11">iQ</text:span><text:span text:style-name="style10">,</text:span><text:span text:style-name="style11">L</text:span><text:span text:style-name="style10">[</text:span><text:span text:style-name="style11">nq</text:span><text:span text:style-name="style10">]+</text:span><text:span text:style-name="style11">iq</text:span><text:span text:style-name="style10">,</text:span><text:span text:style-name="style11">L</text:span><text:span text:style-name="style10">[</text:span><text:span text:style-name="style11">nP</text:span><text:span text:style-name="style10">]+</text:span><text:span text:style-name="style11">iP </text:span><text:span text:style-name="style10">);</text:span></text:h>
      <text:h text:style-name="Default"><text:s text:c="1"/>67<text:s text:c="2"/><text:s text:c="18"/><text:span text:style-name="style5">else </text:span><text:span text:style-name="style11">crossPoint</text:span><text:span text:style-name="style10">( </text:span><text:span text:style-name="style11">q</text:span><text:span text:style-name="style10">,</text:span><text:span text:style-name="style11">Q</text:span><text:span text:style-name="style10">,</text:span><text:span text:style-name="style11">P</text:span><text:span text:style-name="style10">,</text:span><text:span text:style-name="style11">L</text:span><text:span text:style-name="style10">[</text:span><text:span text:style-name="style11">nq</text:span><text:span text:style-name="style10">]+</text:span><text:span text:style-name="style11">iq</text:span><text:span text:style-name="style10">,</text:span><text:span text:style-name="style11">L</text:span><text:span text:style-name="style10">[</text:span><text:span text:style-name="style11">nQ</text:span><text:span text:style-name="style10">]+</text:span><text:span text:style-name="style11">iQ</text:span><text:span text:style-name="style10">,</text:span><text:span text:style-name="style11">L</text:span><text:span text:style-name="style10">[</text:span><text:span text:style-name="style11">nP</text:span><text:span text:style-name="style10">]+</text:span><text:span text:style-name="style11">iP </text:span><text:span text:style-name="style10">);</text:span></text:h>
      <text:h text:style-name="Default"><text:s text:c="1"/>68<text:s text:c="2"/><text:s text:c="10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[</text:span><text:span text:style-name="style11">i</text:span><text:span text:style-name="style10">]&amp;</text:span><text:span text:style-name="style11">LeftFrame </text:span><text:span text:style-name="style10">)</text:span><text:span text:style-name="style11">nQ</text:span><text:span text:style-name="style10">=</text:span><text:span text:style-name="style11">nP</text:span><text:span text:style-name="style10">,</text:span><text:span text:style-name="style11">iQ</text:span><text:span text:style-name="style10">=</text:span><text:span text:style-name="style11">iP</text:span><text:span text:style-name="style10">,</text:span><text:span text:style-name="style11">q</text:span><text:span text:style-name="style10">=</text:span><text:span text:style-name="style11">P</text:span><text:span text:style-name="style10">;<text:s text:c="8"/></text:span><text:span text:style-name="style2">// перед кормовым</text:span></text:h>
      <text:h text:style-name="Default"><text:s text:c="1"/>69<text:s text:c="2"/><text:s text:c="30"/><text:span text:style-name="style5">else </text:span><text:span text:style-name="style11">nq</text:span><text:span text:style-name="style10">=</text:span><text:span text:style-name="style11">nP</text:span><text:span text:style-name="style10">,</text:span><text:span text:style-name="style11">iq</text:span><text:span text:style-name="style10">=</text:span><text:span text:style-name="style11">iP</text:span><text:span text:style-name="style10">,</text:span><text:span text:style-name="style11">Q</text:span><text:span text:style-name="style10">=</text:span><text:span text:style-name="style11">P</text:span><text:span text:style-name="style10">;<text:s text:c="10"/></text:span><text:span text:style-name="style2">// перпендикуляром</text:span></text:h>
      <text:h text:style-name="Default"><text:s text:c="1"/>70<text:s text:c="2"/><text:s text:c="2"/><text:span text:style-name="style10">} } } }</text:span></text:h>
      <text:h text:style-name="Default"><text:s text:c="1"/>71<text:s text:c="2"/><text:s text:c="2"/><text:span text:style-name="style5">else if</text:span><text:span text:style-name="style10">( </text:span><text:span text:style-name="style11">format</text:span><text:span text:style-name="style10">==</text:span><text:span text:style-name="style4">2 </text:span><text:span text:style-name="style10">)</text:span></text:h>
      <text:h text:style-name="Default"><text:s text:c="1"/>72<text:s text:c="2"/><text:s text:c="2"/><text:span text:style-name="style10">{ </text:span><text:span text:style-name="style2">//</text:span></text:h>
      <text:h text:style-name="Default"><text:s text:c="1"/>73<text:s text:c="2"/><text:s text:c="4"/><text:span text:style-name="style15">//!<text:s text:c="4"/>теперь запись в формате DС2, по варианту изготовления новых чертежей</text:span></text:h>
      <text:h text:style-name="Default"><text:s text:c="1"/>74<text:s text:c="2"/><text:s text:c="4"/><text:span text:style-name="style2">//</text:span></text:h>
      <text:h text:style-name="Default"><text:s text:c="1"/>75<text:s text:c="2"/><text:s text:c="4"/><text:span text:style-name="style5">if</text:span><text:span text:style-name="style10">( !(</text:span><text:span text:style-name="style11">F</text:span><text:span text:style-name="style10">=</text:span><text:span text:style-name="style11">_wfopen</text:span><text:span text:style-name="style10">( </text:span><text:span text:style-name="style11">U2W</text:span><text:span text:style-name="style10">( </text:span><text:span text:style-name="style11">fext</text:span><text:span text:style-name="style10">( </text:span><text:span text:style-name="style11">FileName</text:span><text:span text:style-name="style10">,</text:span><text:span text:style-name="style6">"dc2" </text:span><text:span text:style-name="style10">) ),</text:span><text:span text:style-name="style6">L"wb" </text:span><text:span text:style-name="style10">)) )</text:span><text:span text:style-name="style5">return </text:span><text:span text:style-name="style10">*</text:span><text:span text:style-name="style5">this</text:span><text:span text:style-name="style10">;</text:span></text:h>
      <text:h text:style-name="Default"><text:s text:c="1"/>76<text:s text:c="2"/><text:s text:c="4"/><text:span text:style-name="style2">//</text:span></text:h>
      <text:h text:style-name="Default"><text:s text:c="1"/>77<text:s text:c="2"/><text:s text:c="4"/><text:span text:style-name="style2">//<text:s text:c="2"/>во первой строке письма общие размерения графического изображения</text:span></text:h>
      <text:h text:style-name="Default"><text:s text:c="1"/>78<text:s text:c="2"/><text:s text:c="4"/><text:span text:style-name="style2">//</text:span></text:h>
      <text:h text:style-name="Default"><text:s text:c="1"/>79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%g %g %g %g\n"</text:span><text:span text:style-name="style10">,</text:span></text:h>
      <text:h text:style-name="Default"><text:s text:c="1"/>80<text:s text:c="2"/><text:s text:c="16"/><text:span text:style-name="style11">Keel</text:span><text:span text:style-name="style10">[</text:span><text:span text:style-name="style4">0</text:span><text:span text:style-name="style10">],-</text:span><text:span text:style-name="style11">Draught</text:span><text:span text:style-name="style10">,</text:span><text:span text:style-name="style11">Keel</text:span><text:span text:style-name="style10">[</text:span><text:span text:style-name="style11">Nframes</text:span><text:span text:style-name="style10">-</text:span><text:span text:style-name="style4">1</text:span><text:span text:style-name="style10">]-</text:span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*</text:span><text:span text:style-name="style4">2 </text:span><text:span text:style-name="style10">);</text:span></text:h>
      <text:h text:style-name="Default"><text:s text:c="1"/>81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20 0 0 0 0 0\n1.0,0.1\n1.0\n*\n" </text:span><text:span text:style-name="style10">);<text:s text:c="2"/></text:span><text:span text:style-name="style2">// здесь задаются масштабы и</text:span></text:h>
      <text:h text:style-name="Default"><text:s text:c="1"/>82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23 5 0 0 0 0\n%s\nGrid\nFrames\nFore and aft line\n"</text:span></text:h>
      <text:h text:style-name="Default"><text:s text:c="1"/>83<text:s text:c="2"/><text:s text:c="12"/><text:span text:style-name="style6">"FAL crosswise\n21 1\n"</text:span><text:span text:style-name="style10">,</text:span><text:span text:style-name="style11">UtA</text:span><text:span text:style-name="style10">(</text:span><text:span text:style-name="style11">sname</text:span><text:span text:style-name="style10">(</text:span><text:span text:style-name="style11">FileName</text:span><text:span text:style-name="style10">)) ); </text:span><text:span text:style-name="style2">// сетка и разметка</text:span></text:h>
      <text:h text:style-name="Default"><text:s text:c="1"/>84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%d 0.5 0 3 3 0 1 2\n"</text:span><text:span text:style-name="style10">,</text:span><text:span text:style-name="style11">Nframes</text:span><text:span text:style-name="style10">+</text:span><text:span text:style-name="style4">2 </text:span><text:span text:style-name="style10">);<text:s text:c="8"/></text:span><text:span text:style-name="style2">// сетка и разметка</text:span></text:h>
      <text:h text:style-name="Default"><text:s text:c="1"/>85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frames</text:span><text:span text:style-name="style10">+</text:span><text:span text:style-name="style4">2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lg %lg 0\n"</text:span><text:span text:style-name="style10">,</text:span><text:span text:style-name="style11">Keel</text:span><text:span text:style-name="style10">[</text:span><text:span text:style-name="style11">i</text:span><text:span text:style-name="style10">],</text:span><text:span text:style-name="style11">Draught </text:span><text:span text:style-name="style10">);</text:span></text:h>
      <text:h text:style-name="Default"><text:s text:c="1"/>86<text:s text:c="2"/><text:s text:c="4"/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=</text:span><text:span text:style-name="style11">Nframes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1 2 0.5 0 1 14 0 1 2\n%lg %lg 0\n%lg %lg 0\n"</text:span><text:span text:style-name="style10">,</text:span></text:h>
      <text:h text:style-name="Default"><text:s text:c="1"/>87<text:s text:c="2"/><text:s text:c="5"/><text:span text:style-name="style11">Keel</text:span><text:span text:style-name="style10">[</text:span><text:span text:style-name="style11">i</text:span><text:span text:style-name="style10">],</text:span><text:span text:style-name="style11">Frame</text:span><text:span text:style-name="style10">[</text:span><text:span text:style-name="style11">i</text:span><text:span text:style-name="style10">][</text:span><text:span text:style-name="style4">0</text:span><text:span text:style-name="style10">].</text:span><text:span text:style-name="style11">z</text:span><text:span text:style-name="style10">+</text:span><text:span text:style-name="style11">Draught</text:span><text:span text:style-name="style10">,</text:span><text:span text:style-name="style11">Keel</text:span><text:span text:style-name="style10">[</text:span><text:span text:style-name="style11">i</text:span><text:span text:style-name="style10">],</text:span><text:span text:style-name="style11">Frame</text:span><text:span text:style-name="style10">[</text:span><text:span text:style-name="style11">i</text:span><text:span text:style-name="style10">][</text:span><text:span text:style-name="style11">Frame</text:span><text:span text:style-name="style10">[</text:span><text:span text:style-name="style11">i</text:span><text:span text:style-name="style10">].</text:span><text:span text:style-name="style11">len</text:span><text:span text:style-name="style10">-</text:span><text:span text:style-name="style4">1</text:span><text:span text:style-name="style10">].</text:span><text:span text:style-name="style11">z</text:span><text:span text:style-name="style10">+</text:span><text:span text:style-name="style11">Draught </text:span><text:span text:style-name="style10">);</text:span></text:h>
      <text:h text:style-name="Default"><text:s text:c="1"/>88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5 0.5 0 1 14 0 1 2\n%lg %lg %lg\n%lg %lg %lg\n%lg %lg %lg\n%lg %lg %lg\n%lg %lg %lg\n"</text:span><text:span text:style-name="style10">,</text:span></text:h>
      <text:h text:style-name="Default"><text:s text:c="1"/>89<text:s text:c="2"/><text:s text:c="5"/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,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</text:span><text:span text:style-name="style11">Draught</text:span><text:span text:style-name="style10">,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</text:span></text:h>
      <text:h text:style-name="Default"><text:s text:c="1"/>90<text:s text:c="2"/><text:s text:c="5"/><text:span text:style-name="style11">Draught</text:span><text:span text:style-name="style10">,-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,-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,</text:span><text:span text:style-name="style11">Breadth</text:span><text:span text:style-name="style10">/</text:span><text:span text:style-name="style4">2 </text:span><text:span text:style-name="style10">);</text:span></text:h>
      <text:h text:style-name="Default"><text:s text:c="1"/>91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4 0.5 0 1 14 0 1 2\n%lg %lg 0\n%lg 0 0\n%lg 0 0\n%lg %lg 0\n"</text:span><text:span text:style-name="style10">,</text:span></text:h>
      <text:h text:style-name="Default"><text:s text:c="1"/>92<text:s text:c="2"/><text:s text:c="13"/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,</text:span><text:span text:style-name="style11">Keel</text:span><text:span text:style-name="style10">[</text:span><text:span text:style-name="style4">0</text:span><text:span text:style-name="style10">]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</text:span><text:span text:style-name="style11">Draught </text:span><text:span text:style-name="style10">);</text:span></text:h>
      <text:h text:style-name="Default"><text:s text:c="1"/>93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21 3\n" </text:span><text:span text:style-name="style10">);<text:s text:c="27"/></text:span><text:span text:style-name="style2">// диаметральная плоскость</text:span></text:h>
      <text:h text:style-name="Default"><text:s text:c="1"/>94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%d 0.5 0 1 8\n"</text:span><text:span text:style-name="style10">,</text:span><text:span text:style-name="style11">n</text:span><text:span text:style-name="style10">=</text:span><text:span text:style-name="style11">Stern</text:span><text:span text:style-name="style10">.</text:span><text:span text:style-name="style11">len </text:span><text:span text:style-name="style10">);<text:s text:c="5"/></text:span><text:span text:style-name="style2">// в 2D ортогонали</text:span></text:h>
      <text:h text:style-name="Default"><text:s text:c="1"/>95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z</text:span><text:span text:style-name="style10">+</text:span><text:span text:style-name="style11">Draught</text:span><text:span text:style-name="style10">,-</text:span><text:span text:style-name="style11">Stern</text:span><text:span text:style-name="style10">[</text:span><text:span text:style-name="style11">i</text:span><text:span text:style-name="style10">].</text:span><text:span text:style-name="style11">y </text:span><text:span text:style-name="style10">);</text:span></text:h>
      <text:h text:style-name="Default"><text:s text:c="1"/>96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%d 0.5 0 1 8\n"</text:span><text:span text:style-name="style10">,</text:span><text:span text:style-name="style11">n</text:span><text:span text:style-name="style10">=</text:span><text:span text:style-name="style11">Stem</text:span><text:span text:style-name="style10">.</text:span><text:span text:style-name="style11">len </text:span><text:span text:style-name="style10">);</text:span></text:h>
      <text:h text:style-name="Default"><text:s text:c="1"/>97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z</text:span><text:span text:style-name="style10">+</text:span><text:span text:style-name="style11">Draught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y </text:span><text:span text:style-name="style10">);</text:span></text:h>
      <text:h text:style-name="Default"><text:s text:c="1"/>98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21 2\n" </text:span><text:span text:style-name="style10">);</text:span></text:h>
      <text:h text:style-name="Default"><text:s text:c="1"/>99<text:s text:c="2"/><text:s text:c="4"/><text:span text:style-name="style5">for</text:span><text:span text:style-name="style10">( </text:span><text:span text:style-name="style11">j</text:span><text:span text:style-name="style10">=</text:span><text:span text:style-name="style4">0</text:span><text:span text:style-name="style10">,</text:span><text:span text:style-name="style11">k</text:span><text:span text:style-name="style10">=</text:span><text:span text:style-name="style4">1</text:span><text:span text:style-name="style10">; </text:span><text:span text:style-name="style11">k</text:span><text:span text:style-name="style10">&lt;=</text:span><text:span text:style-name="style11">Nframes</text:span><text:span text:style-name="style10">; )</text:span></text:h>
      <text:h text:style-name="Default">100<text:s text:c="2"/><text:s text:c="4"/><text:span text:style-name="style10">{ </text:span><text:span text:style-name="style5">for</text:span><text:span text:style-name="style10">( </text:span><text:span text:style-name="style11">i</text:span><text:span text:style-name="style10">=</text:span><text:span text:style-name="style11">n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==</text:span><text:span text:style-name="style11">Keel</text:span><text:span text:style-name="style10">[</text:span><text:span text:style-name="style11">k</text:span><text:span text:style-name="style10">] )</text:span><text:span text:style-name="style11">n</text:span><text:span text:style-name="style10">++;</text:span></text:h>
      <text:h text:style-name="Default">101<text:s text:c="2"/><text:s text:c="6"/><text:span text:style-name="style11">fprintf</text:span><text:span text:style-name="style10">( </text:span><text:span text:style-name="style11">F</text:span><text:span text:style-name="style10">,</text:span><text:span text:style-name="style6">"1 %d 1 0 0 %d 0 1 3\n"</text:span><text:span text:style-name="style10">,</text:span><text:span text:style-name="style11">n</text:span><text:span text:style-name="style10">,</text:span><text:span text:style-name="style11">k</text:span><text:span text:style-name="style10">-</text:span><text:span text:style-name="style11">Mid</text:span><text:span text:style-name="style10">==</text:span><text:span text:style-name="style4">0</text:span><text:span text:style-name="style10">?</text:span><text:span text:style-name="style4">1</text:span><text:span text:style-name="style10">:</text:span><text:span text:style-name="style4">12 </text:span><text:span text:style-name="style10">);</text:span></text:h>
      <text:h text:style-name="Default">102<text:s text:c="2"/><text:s text:c="6"/><text:span text:style-name="style5">for</text:span><text:span text:style-name="style10">( </text:span><text:span text:style-name="style11">i</text:span><text:span text:style-name="style10">=</text:span><text:span text:style-name="style11">n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==</text:span><text:span text:style-name="style11">Keel</text:span><text:span text:style-name="style10">[</text:span><text:span text:style-name="style11">k</text:span><text:span text:style-name="style10">] )</text:span></text:h>
      <text:h text:style-name="Default">103<text:s text:c="2"/><text:s text:c="6"/><text:span text:style-name="style10">{ </text:span><text:span text:style-name="style5">Real </text:span><text:span text:style-name="style11">S</text:span><text:span text:style-name="style10">=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y</text:span><text:span text:style-name="style10">;</text:span></text:h>
      <text:h text:style-name="Default">104<text:s text:c="2"/><text:s text:c="8"/><text:span text:style-name="style5">if</text:span><text:span text:style-name="style10">( </text:span><text:span text:style-name="style11">k</text:span><text:span text:style-name="style10">-</text:span><text:span text:style-name="style11">Mid</text:span><text:span text:style-name="style10">&lt;=</text:span><text:span text:style-name="style4">0 </text:span><text:span text:style-name="style10">&amp;&amp; </text:span><text:span text:style-name="style11">j</text:span><text:span text:style-name="style10">==</text:span><text:span text:style-name="style4">0 </text:span><text:span text:style-name="style10">)</text:span><text:span text:style-name="style11">S</text:span><text:span text:style-name="style10">=-</text:span><text:span text:style-name="style11">S</text:span><text:span text:style-name="style10">;</text:span></text:h>
      <text:h text:style-name="Default">105<text:s text:c="2"/><text:s text:c="8"/><text:span text:style-name="style11">fprintf</text:span><text:span text:style-name="style10">( </text:span><text:span text:style-name="style11">F</text:span><text:span text:style-name="style10">,</text:span><text:span text:style-name="style6">"%lg %lg %lg\n"</text:span><text:span text:style-name="style10">,</text:span><text:span text:style-name="style11">S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z</text:span><text:span text:style-name="style10">+</text:span><text:span text:style-name="style11">Draught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 </text:span><text:span text:style-name="style10">);</text:span></text:h>
      <text:h text:style-name="Default">106<text:s text:c="2"/><text:s text:c="6"/><text:span text:style-name="style10">} </text:span><text:span text:style-name="style5">if</text:span><text:span text:style-name="style10">( </text:span><text:span text:style-name="style11">k</text:span><text:span text:style-name="style10">-</text:span><text:span text:style-name="style11">Mid</text:span><text:span text:style-name="style10">==</text:span><text:span text:style-name="style4">0 </text:span><text:span text:style-name="style10">&amp;&amp; </text:span><text:span text:style-name="style11">j</text:span><text:span text:style-name="style10">==</text:span><text:span text:style-name="style4">0 </text:span><text:span text:style-name="style10">)++</text:span><text:span text:style-name="style11">j</text:span><text:span text:style-name="style10">; </text:span><text:span text:style-name="style5">else </text:span><text:span text:style-name="style11">k</text:span><text:span text:style-name="style10">++;</text:span></text:h>
      <text:h text:style-name="Default">107<text:s text:c="2"/><text:s text:c="4"/><text:span text:style-name="style10">}</text:span></text:h>
      <text:h text:style-name="Default">108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21 4\n" </text:span><text:span text:style-name="style10">);<text:s text:c="27"/></text:span><text:span text:style-name="style2">// диаметральная плоскость</text:span></text:h>
      <text:h text:style-name="Default">109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%d 0.5 0 0 1\n"</text:span><text:span text:style-name="style10">,</text:span><text:span text:style-name="style11">n</text:span><text:span text:style-name="style10">=</text:span><text:span text:style-name="style11">Stern</text:span><text:span text:style-name="style10">.</text:span><text:span text:style-name="style11">len </text:span><text:span text:style-name="style10">);<text:s text:c="5"/></text:span><text:span text:style-name="style2">// в 2D ортогонали</text:span></text:h>
      <text:h text:style-name="Default">110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-</text:span><text:span text:style-name="style11">Stern</text:span><text:span text:style-name="style10">[</text:span><text:span text:style-name="style11">i</text:span><text:span text:style-name="style10">].</text:span><text:span text:style-name="style11">y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z</text:span><text:span text:style-name="style10">+</text:span><text:span text:style-name="style11">Draught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x </text:span><text:span text:style-name="style10">);</text:span></text:h>
      <text:h text:style-name="Default">111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%d 0.5 0 1 8\n"</text:span><text:span text:style-name="style10">,</text:span><text:span text:style-name="style11">n</text:span><text:span text:style-name="style10">=</text:span><text:span text:style-name="style11">Stem</text:span><text:span text:style-name="style10">.</text:span><text:span text:style-name="style11">len </text:span><text:span text:style-name="style10">);</text:span></text:h>
      <text:h text:style-name="Default">112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y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z</text:span><text:span text:style-name="style10">+</text:span><text:span text:style-name="style11">Draught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x </text:span><text:span text:style-name="style10">);</text:span></text:h>
      <text:h text:style-name="Default">113<text:s text:c="2"/><text:s text:c="2"/><text:span text:style-name="style10">}<text:s text:c="34"/></text:span><text:span text:style-name="style15">///</text:span></text:h>
      <text:h text:style-name="Default">114<text:s text:c="2"/><text:s text:c="2"/><text:span text:style-name="style5">else<text:s text:c="31"/></text:span><text:span text:style-name="style15">/// варианты красивой трехмерной картинки</text:span></text:h>
      <text:h text:style-name="Default">115<text:s text:c="2"/><text:s text:c="2"/><text:span text:style-name="style5">if</text:span><text:span text:style-name="style10">( </text:span><text:span text:style-name="style11">format</text:span><text:span text:style-name="style10">&gt;</text:span><text:span text:style-name="style4">2 </text:span><text:span text:style-name="style10">&amp;&amp; </text:span><text:span text:style-name="style11">format</text:span><text:span text:style-name="style10">&lt;</text:span><text:span text:style-name="style4">5 </text:span><text:span text:style-name="style10">)<text:s text:c="9"/></text:span><text:span text:style-name="style15">///</text:span></text:h>
      <text:h text:style-name="Default">116<text:s text:c="2"/><text:s text:c="2"/><text:span text:style-name="style10">{ </text:span><text:span text:style-name="style5">if</text:span><text:span text:style-name="style10">( !(</text:span><text:span text:style-name="style11">F</text:span><text:span text:style-name="style10">=</text:span><text:span text:style-name="style11">_wfopen</text:span><text:span text:style-name="style10">( </text:span><text:span text:style-name="style11">U2W</text:span><text:span text:style-name="style10">( </text:span><text:span text:style-name="style11">fext</text:span><text:span text:style-name="style10">( </text:span><text:span text:style-name="style11">FileName</text:span><text:span text:style-name="style10">,</text:span><text:span text:style-name="style6">"dc3" </text:span><text:span text:style-name="style10">) ),</text:span><text:span text:style-name="style6">L"wb" </text:span><text:span text:style-name="style10">)) )</text:span><text:span text:style-name="style5">return </text:span><text:span text:style-name="style10">*</text:span><text:span text:style-name="style5">this</text:span><text:span text:style-name="style10">;</text:span></text:h>
      <text:h text:style-name="Default">117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%g %g %g %g 0 %g %g\n"</text:span><text:span text:style-name="style10">,</text:span></text:h>
      <text:h text:style-name="Default">118<text:s text:c="2"/><text:s text:c="5"/><text:span text:style-name="style11">Keel</text:span><text:span text:style-name="style10">[</text:span><text:span text:style-name="style4">0</text:span><text:span text:style-name="style10">],-</text:span><text:span text:style-name="style11">Draught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-</text:span><text:span text:style-name="style11">Keel</text:span><text:span text:style-name="style10">[</text:span><text:span text:style-name="style4">0</text:span><text:span text:style-name="style10">],</text:span><text:span text:style-name="style11">Draught</text:span><text:span text:style-name="style10">*</text:span><text:span text:style-name="style4">2</text:span><text:span text:style-name="style10">,</text:span><text:span text:style-name="style11">Breadth</text:span><text:span text:style-name="style10">/-</text:span><text:span text:style-name="style4">2</text:span><text:span text:style-name="style10">,</text:span><text:span text:style-name="style11">Breadth</text:span><text:span text:style-name="style10">/</text:span><text:span text:style-name="style4">2 </text:span><text:span text:style-name="style10">);</text:span></text:h>
      <text:h text:style-name="Default">119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20 0 0 0 0 0\n1.0,0.1\n1.0\n*\n" </text:span><text:span text:style-name="style10">);</text:span><text:span text:style-name="style2">// здесь задаются масштабы и</text:span></text:h>
      <text:h text:style-name="Default">120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23 6 0 0 0 0\n%s\nGrid\nPort side\nStarboard side\n"</text:span></text:h>
      <text:h text:style-name="Default">121<text:s text:c="2"/><text:s text:c="6"/><text:span text:style-name="style6">"Fore and aft line\nHull plating\n21 1\n"</text:span><text:span text:style-name="style10">,</text:span><text:span text:style-name="style11">UtA</text:span><text:span text:style-name="style10">( </text:span><text:span text:style-name="style11">sname</text:span><text:span text:style-name="style10">( </text:span><text:span text:style-name="style11">FileName </text:span><text:span text:style-name="style10">) ) );</text:span></text:h>
      <text:h text:style-name="Default">122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%d 0.5 0 3 3 0 1 2\n"</text:span><text:span text:style-name="style10">,</text:span><text:span text:style-name="style11">Nframes</text:span><text:span text:style-name="style10">+</text:span><text:span text:style-name="style4">2 </text:span><text:span text:style-name="style10">);<text:s text:c="8"/></text:span><text:span text:style-name="style2">// сетка и разметка</text:span></text:h>
      <text:h text:style-name="Default">123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frames</text:span><text:span text:style-name="style10">+</text:span><text:span text:style-name="style4">2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0 0\n"</text:span><text:span text:style-name="style10">,</text:span><text:span text:style-name="style11">Keel</text:span><text:span text:style-name="style10">[</text:span><text:span text:style-name="style11">i</text:span><text:span text:style-name="style10">] );<text:s text:c="2"/></text:span><text:span text:style-name="style2">// ортогонали</text:span></text:h>
      <text:h text:style-name="Default">124<text:s text:c="2"/><text:s text:c="4"/><text:span text:style-name="style5">for</text:span><text:span text:style-name="style10">( </text:span><text:span text:style-name="style11">i</text:span><text:span text:style-name="style10">=</text:span><text:span text:style-name="style4">1</text:span><text:span text:style-name="style10">; </text:span><text:span text:style-name="style11">i</text:span><text:span text:style-name="style10">&lt;=</text:span><text:span text:style-name="style11">Nframes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1 2 0.5 0 1 14 0 1 2\n%lg %lg 0\n%lg %lg 0\n"</text:span><text:span text:style-name="style10">,</text:span></text:h>
      <text:h text:style-name="Default">125<text:s text:c="2"/><text:s text:c="20"/><text:span text:style-name="style11">Keel</text:span><text:span text:style-name="style10">[</text:span><text:span text:style-name="style11">i</text:span><text:span text:style-name="style10">],</text:span><text:span text:style-name="style11">Frame</text:span><text:span text:style-name="style10">[</text:span><text:span text:style-name="style11">i</text:span><text:span text:style-name="style10">][</text:span><text:span text:style-name="style4">0</text:span><text:span text:style-name="style10">].</text:span><text:span text:style-name="style11">z</text:span><text:span text:style-name="style10">,</text:span><text:span text:style-name="style11">Keel</text:span><text:span text:style-name="style10">[</text:span><text:span text:style-name="style11">i</text:span><text:span text:style-name="style10">],</text:span><text:span text:style-name="style11">Frame</text:span><text:span text:style-name="style10">[</text:span><text:span text:style-name="style11">i</text:span><text:span text:style-name="style10">][</text:span><text:span text:style-name="style11">Frame</text:span><text:span text:style-name="style10">[</text:span><text:span text:style-name="style11">i</text:span><text:span text:style-name="style10">].</text:span><text:span text:style-name="style11">len</text:span><text:span text:style-name="style10">-</text:span><text:span text:style-name="style4">1</text:span><text:span text:style-name="style10">].</text:span><text:span text:style-name="style11">z </text:span><text:span text:style-name="style10">);</text:span></text:h>
      <text:h text:style-name="Default">126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5 0.5 0 1 14 0 1 2\n%lg 0 %lg\n%lg 0 %lg\n%lg 0 %lg\n%lg 0 %lg\n%lg 0 %lg\n"</text:span><text:span text:style-name="style10">,</text:span></text:h>
      <text:h text:style-name="Default">127<text:s text:c="2"/><text:s text:c="13"/><text:span text:style-name="style11">Keel</text:span><text:span text:style-name="style10">[</text:span><text:span text:style-name="style4">0</text:span><text:span text:style-name="style10">],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-</text:span><text:span text:style-name="style11">Breadth</text:span><text:span text:style-name="style10">/</text:span><text:span text:style-name="style4">2</text:span><text:span text:style-name="style10">,</text:span></text:h>
      <text:h text:style-name="Default">128<text:s text:c="2"/><text:s text:c="13"/><text:span text:style-name="style11">Keel</text:span><text:span text:style-name="style10">[</text:span><text:span text:style-name="style4">0</text:span><text:span text:style-name="style10">],-</text:span><text:span text:style-name="style11">Breadth</text:span><text:span text:style-name="style10">/</text:span><text:span text:style-name="style4">2</text:span><text:span text:style-name="style10">,</text:span><text:span text:style-name="style11">Keel</text:span><text:span text:style-name="style10">[</text:span><text:span text:style-name="style4">0</text:span><text:span text:style-name="style10">],</text:span><text:span text:style-name="style11">Breadth</text:span><text:span text:style-name="style10">/</text:span><text:span text:style-name="style4">2 </text:span><text:span text:style-name="style10">);</text:span></text:h>
      <text:h text:style-name="Default">129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4 0.5 0 1 14 0 1 2\n%lg 0 0\n%lg %lg 0\n%lg %lg 0\n%lg 0 0\n"</text:span><text:span text:style-name="style10">,</text:span></text:h>
      <text:h text:style-name="Default">130<text:s text:c="2"/><text:s text:c="13"/><text:span text:style-name="style11">Keel</text:span><text:span text:style-name="style10">[</text:span><text:span text:style-name="style4">0</text:span><text:span text:style-name="style10">],</text:span><text:span text:style-name="style11">Keel</text:span><text:span text:style-name="style10">[</text:span><text:span text:style-name="style4">0</text:span><text:span text:style-name="style10">],-</text:span><text:span text:style-name="style11">Draught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,-</text:span><text:span text:style-name="style11">Draught</text:span><text:span text:style-name="style10">,</text:span><text:span text:style-name="style11">Keel</text:span><text:span text:style-name="style10">[</text:span><text:span text:style-name="style11">Nframes</text:span><text:span text:style-name="style10">+</text:span><text:span text:style-name="style4">1</text:span><text:span text:style-name="style10">] );</text:span></text:h>
      <text:h text:style-name="Default">131<text:s text:c="2"/></text:h>
      <text:h text:style-name="Default">132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21 4\n" </text:span><text:span text:style-name="style10">);<text:s text:c="12"/></text:span><text:span text:style-name="style2">// по диаметральной плоскости</text:span></text:h>
      <text:h text:style-name="Default">133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; Stern[%d]\n"</text:span><text:span text:style-name="style10">,</text:span><text:span text:style-name="style11">n</text:span><text:span text:style-name="style10">=</text:span><text:span text:style-name="style11">Stern</text:span><text:span text:style-name="style10">.</text:span><text:span text:style-name="style11">len </text:span><text:span text:style-name="style10">);</text:span></text:h>
      <text:h text:style-name="Default">134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%d 1 0 0 1 0 1 5\n"</text:span><text:span text:style-name="style10">,</text:span><text:span text:style-name="style11">n </text:span><text:span text:style-name="style10">);</text:span></text:h>
      <text:h text:style-name="Default">135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/text:h>
      <text:h text:style-name="Default">136<text:s text:c="2"/><text:s text:c="24"/><text:span text:style-name="style11">Stern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z</text:span><text:span text:style-name="style10">,</text:span><text:span text:style-name="style11">Stern</text:span><text:span text:style-name="style10">[</text:span><text:span text:style-name="style11">i</text:span><text:span text:style-name="style10">].</text:span><text:span text:style-name="style11">y </text:span><text:span text:style-name="style10">);</text:span></text:h>
      <text:h text:style-name="Default">137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; Stem[%d]\n"</text:span><text:span text:style-name="style10">,</text:span><text:span text:style-name="style11">n</text:span><text:span text:style-name="style10">=</text:span><text:span text:style-name="style11">Stem</text:span><text:span text:style-name="style10">.</text:span><text:span text:style-name="style11">len </text:span><text:span text:style-name="style10">);</text:span></text:h>
      <text:h text:style-name="Default">138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1 %d 1 0 0 1 0 1 5\n"</text:span><text:span text:style-name="style10">,</text:span><text:span text:style-name="style11">n </text:span><text:span text:style-name="style10">);</text:span></text:h>
      <text:h text:style-name="Default">139<text:s text:c="2"/><text:s text:c="4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/text:h>
      <text:h text:style-name="Default">140<text:s text:c="2"/><text:s text:c="24"/><text:span text:style-name="style11">Stem</text:span><text:span text:style-name="style10">[</text:span><text:span text:style-name="style11">i</text:span><text:span text:style-name="style10">].</text:span><text:span text:style-name="style11">x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z</text:span><text:span text:style-name="style10">,</text:span><text:span text:style-name="style11">Stem</text:span><text:span text:style-name="style10">[</text:span><text:span text:style-name="style11">i</text:span><text:span text:style-name="style10">].</text:span><text:span text:style-name="style11">y </text:span><text:span text:style-name="style10">);</text:span></text:h>
      <text:h text:style-name="Default">141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21 2\n" </text:span><text:span text:style-name="style10">);<text:s text:c="14"/></text:span><text:span text:style-name="style2">// левый борт без изъятий, но с минусом</text:span></text:h>
      <text:h text:style-name="Default">142<text:s text:c="2"/><text:s text:c="4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</text:span><text:span text:style-name="style11">Nframes</text:span><text:span text:style-name="style10">+</text:span><text:span text:style-name="style4">2</text:span><text:span text:style-name="style10">; </text:span><text:span text:style-name="style11">k</text:span><text:span text:style-name="style10">++ )</text:span></text:h>
      <text:h text:style-name="Default">143<text:s text:c="2"/><text:s text:c="4"/><text:span text:style-name="style10">{ </text:span><text:span text:style-name="style11">fprintf</text:span><text:span text:style-name="style10">( </text:span><text:span text:style-name="style11">F</text:span><text:span text:style-name="style10">,</text:span><text:span text:style-name="style6">"; Frame(%d)[%d]-starboard+gap\n"</text:span><text:span text:style-name="style10">,</text:span><text:span text:style-name="style11">k</text:span><text:span text:style-name="style10">,</text:span><text:span text:style-name="style11">n</text:span><text:span text:style-name="style10">=</text:span><text:span text:style-name="style11">Frame</text:span><text:span text:style-name="style10">[</text:span><text:span text:style-name="style11">k</text:span><text:span text:style-name="style10">].</text:span><text:span text:style-name="style11">len </text:span><text:span text:style-name="style10">);</text:span></text:h>
      <text:h text:style-name="Default">144<text:s text:c="2"/><text:s text:c="6"/><text:span text:style-name="style11">fprintf</text:span><text:span text:style-name="style10">( </text:span><text:span text:style-name="style11">F</text:span><text:span text:style-name="style10">,</text:span><text:span text:style-name="style6">"1 %d 1 0 0 12 0 1 3\n"</text:span><text:span text:style-name="style10">,</text:span><text:span text:style-name="style11">n </text:span><text:span text:style-name="style10">);</text:span></text:h>
      <text:h text:style-name="Default">145<text:s text:c="2"/><text:s text:c="6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n</text:span><text:span text:style-name="style10">; </text:span><text:span text:style-name="style11">i</text:span><text:span text:style-name="style10">++ )</text:span></text:h>
      <text:h text:style-name="Default">146<text:s text:c="2"/><text:s text:c="8"/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z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y </text:span><text:span text:style-name="style10">);</text:span></text:h>
      <text:h text:style-name="Default">147<text:s text:c="2"/><text:s text:c="4"/><text:span text:style-name="style10">}</text:span></text:h>
      <text:h text:style-name="Default">148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21 3\n" </text:span><text:span text:style-name="style10">);<text:s text:c="16"/></text:span><text:span text:style-name="style2">// правый борт с погрызенными концами</text:span></text:h>
      <text:h text:style-name="Default">149<text:s text:c="2"/><text:s text:c="4"/><text:span text:style-name="style5">for</text:span><text:span text:style-name="style10">( </text:span><text:span text:style-name="style11">k</text:span><text:span text:style-name="style10">=</text:span><text:span text:style-name="style4">1</text:span><text:span text:style-name="style10">; </text:span><text:span text:style-name="style11">k</text:span><text:span text:style-name="style10">&lt;=</text:span><text:span text:style-name="style11">Nframes</text:span><text:span text:style-name="style10">; </text:span><text:span text:style-name="style11">k</text:span><text:span text:style-name="style10">++ )</text:span></text:h>
      <text:h text:style-name="Default">150<text:s text:c="2"/><text:s text:c="4"/><text:span text:style-name="style10">{ </text:span><text:span text:style-name="style5">for</text:span><text:span text:style-name="style10">( </text:span><text:span text:style-name="style11">i</text:span><text:span text:style-name="style10">=</text:span><text:span text:style-name="style11">n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==</text:span><text:span text:style-name="style11">Keel</text:span><text:span text:style-name="style10">[</text:span><text:span text:style-name="style11">k</text:span><text:span text:style-name="style10">] )</text:span><text:span text:style-name="style11">n</text:span><text:span text:style-name="style10">++;</text:span></text:h>
      <text:h text:style-name="Default">151<text:s text:c="2"/><text:s text:c="6"/><text:span text:style-name="style11">fprintf</text:span><text:span text:style-name="style10">( </text:span><text:span text:style-name="style11">F</text:span><text:span text:style-name="style10">,</text:span><text:span text:style-name="style6">"; Frame(%d)[%d]-port side\n"</text:span><text:span text:style-name="style10">,</text:span><text:span text:style-name="style11">k</text:span><text:span text:style-name="style10">,</text:span><text:span text:style-name="style11">n </text:span><text:span text:style-name="style10">);</text:span></text:h>
      <text:h text:style-name="Default">152<text:s text:c="2"/><text:s text:c="6"/><text:span text:style-name="style11">fprintf</text:span><text:span text:style-name="style10">( </text:span><text:span text:style-name="style11">F</text:span><text:span text:style-name="style10">,</text:span><text:span text:style-name="style6">"1 %d 1 0 0 12 0 1 4\n"</text:span><text:span text:style-name="style10">,</text:span><text:span text:style-name="style11">n </text:span><text:span text:style-name="style10">);</text:span></text:h>
      <text:h text:style-name="Default">153<text:s text:c="2"/><text:s text:c="6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Frame</text:span><text:span text:style-name="style10">[</text:span><text:span text:style-name="style11">k</text:span><text:span text:style-name="style10">].</text:span><text:span text:style-name="style11">len</text:span><text:span text:style-name="style10">; </text:span><text:span text:style-name="style11">i</text:span><text:span text:style-name="style10">++ )</text:span><text:span text:style-name="style5">if</text:span><text:span text:style-name="style10">( 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==</text:span><text:span text:style-name="style11">Keel</text:span><text:span text:style-name="style10">[</text:span><text:span text:style-name="style11">k</text:span><text:span text:style-name="style10">] )</text:span></text:h>
      <text:h text:style-name="Default">154<text:s text:c="2"/><text:s text:c="6"/><text:span text:style-name="style11">fprintf</text:span><text:span text:style-name="style10">( </text:span><text:span text:style-name="style11">F</text:span><text:span text:style-name="style10">,</text:span><text:span text:style-name="style6">"%g %g %g\n"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x</text:span><text:span text:style-name="style10">,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z</text:span><text:span text:style-name="style10">,-</text:span><text:span text:style-name="style11">Frame</text:span><text:span text:style-name="style10">[</text:span><text:span text:style-name="style11">k</text:span><text:span text:style-name="style10">][</text:span><text:span text:style-name="style11">i</text:span><text:span text:style-name="style10">].</text:span><text:span text:style-name="style11">y </text:span><text:span text:style-name="style10">);</text:span></text:h>
      <text:h text:style-name="Default">155<text:s text:c="2"/><text:s text:c="4"/><text:span text:style-name="style10">}</text:span></text:h>
      <text:h text:style-name="Default">156<text:s text:c="2"/><text:s text:c="4"/><text:span text:style-name="style5">if</text:span><text:span text:style-name="style10">( </text:span><text:span text:style-name="style11">format</text:span><text:span text:style-name="style10">&gt;</text:span><text:span text:style-name="style4">3 </text:span><text:span text:style-name="style10">)<text:s text:c="5"/></text:span><text:span text:style-name="style15">//! здесь добавлена обшивка корпуса в качестве украшения</text:span></text:h>
      <text:h text:style-name="Default">157<text:s text:c="2"/><text:s text:c="4"/><text:span text:style-name="style10">{ </text:span><text:span text:style-name="style11">fprintf</text:span><text:span text:style-name="style10">( </text:span><text:span text:style-name="style11">F</text:span><text:span text:style-name="style10">,</text:span><text:span text:style-name="style6">"21 5\n" </text:span><text:span text:style-name="style10">); </text:span><text:span text:style-name="style5">Vector </text:span><text:span text:style-name="style11">P</text:span><text:span text:style-name="style10">,</text:span><text:span text:style-name="style11">Q</text:span><text:span text:style-name="style10">,</text:span><text:span text:style-name="style11">q</text:span><text:span text:style-name="style10">;<text:s text:c="6"/></text:span><text:span text:style-name="style2">// -- то будет и шпация</text:span></text:h>
      <text:h text:style-name="Default">158<text:s text:c="2"/><text:s text:c="6"/><text:span text:style-name="style2">//</text:span></text:h>
      <text:h text:style-name="Default">159<text:s text:c="2"/><text:s text:c="6"/><text:span text:style-name="style2">//<text:s text:c="2"/>...транцы на штевнях должны отрабатываться вогнутыми контурами... !!!</text:span></text:h>
      <text:h text:style-name="Default">160<text:s text:c="2"/><text:s text:c="6"/><text:span text:style-name="style2">//</text:span></text:h>
      <text:h text:style-name="Default">161<text:s text:c="2"/><text:s text:c="6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4">1</text:span><text:span text:style-name="style10">; </text:span><text:span text:style-name="style11">k</text:span><text:span text:style-name="style10">++ ){ </text:span><text:span text:style-name="style11">Flex </text:span><text:span text:style-name="style10">&amp;</text:span><text:span text:style-name="style11">S</text:span><text:span text:style-name="style10">=</text:span><text:span text:style-name="style11">k</text:span><text:span text:style-name="style10">?</text:span><text:span text:style-name="style11">Stem</text:span><text:span text:style-name="style10">:</text:span><text:span text:style-name="style11">Stern</text:span><text:span text:style-name="style10">;</text:span></text:h>
      <text:h text:style-name="Default">162<text:s text:c="2"/><text:s text:c="8"/><text:span text:style-name="style11">fprintf</text:span><text:span text:style-name="style10">( </text:span><text:span text:style-name="style11">F</text:span><text:span text:style-name="style10">,</text:span><text:span text:style-name="style6">"; %s[%d]\n"</text:span><text:span text:style-name="style10">,</text:span><text:span text:style-name="style11">k</text:span><text:span text:style-name="style10">?</text:span><text:span text:style-name="style6">"Stem"</text:span><text:span text:style-name="style10">:</text:span><text:span text:style-name="style6">"Stern"</text:span><text:span text:style-name="style10">,</text:span><text:span text:style-name="style11">S</text:span><text:span text:style-name="style10">.</text:span><text:span text:style-name="style11">len </text:span><text:span text:style-name="style10">);</text:span></text:h>
      <text:h text:style-name="Default">163<text:s text:c="2"/><text:s text:c="8"/><text:span text:style-name="style5">for</text:span><text:span text:style-name="style10">(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11">S</text:span><text:span text:style-name="style10">.</text:span><text:span text:style-name="style11">len</text:span><text:span text:style-name="style10">; </text:span><text:span text:style-name="style11">i</text:span><text:span text:style-name="style10">++ ){ </text:span><text:span text:style-name="style11">Q</text:span><text:span text:style-name="style10">=</text:span><text:span text:style-name="style11">S</text:span><text:span text:style-name="style10">[</text:span><text:span text:style-name="style11">i</text:span><text:span text:style-name="style10">];</text:span></text:h>
      <text:h text:style-name="Default">164<text:s text:c="2"/><text:s text:c="10"/><text:span text:style-name="style5">if</text:span><text:span text:style-name="style10">( !</text:span><text:span text:style-name="style11">k </text:span><text:span text:style-name="style10">)</text:span><text:span text:style-name="style11">Q</text:span><text:span text:style-name="style10">.</text:span><text:span text:style-name="style11">y</text:span><text:span text:style-name="style10">=-</text:span><text:span text:style-name="style11">Q</text:span><text:span text:style-name="style10">.</text:span><text:span text:style-name="style11">y</text:span><text:span text:style-name="style10">;</text:span></text:h>
      <text:h text:style-name="Default">165<text:s text:c="2"/><text:s text:c="10"/><text:span text:style-name="style5">if</text:span><text:span text:style-name="style10">( </text:span><text:span text:style-name="style11">i</text:span><text:span text:style-name="style10">&gt;</text:span><text:span text:style-name="style4">0 </text:span><text:span text:style-name="style10">){ </text:span><text:span text:style-name="style5">if</text:span><text:span text:style-name="style10">( </text:span><text:span text:style-name="style11">P</text:span><text:span text:style-name="style10">.</text:span><text:span text:style-name="style11">y </text:span><text:span text:style-name="style10">)</text:span><text:span text:style-name="style11">crossDC</text:span><text:span text:style-name="style10">( </text:span><text:span text:style-name="style11">P</text:span><text:span text:style-name="style10">,~</text:span><text:span text:style-name="style11">P</text:span><text:span text:style-name="style10">,~</text:span><text:span text:style-name="style11">Q </text:span><text:span text:style-name="style10">);</text:span></text:h>
      <text:h text:style-name="Default">166<text:s text:c="2"/><text:s text:c="21"/><text:span text:style-name="style5">if</text:span><text:span text:style-name="style10">( </text:span><text:span text:style-name="style11">Q</text:span><text:span text:style-name="style10">.</text:span><text:span text:style-name="style11">y </text:span><text:span text:style-name="style10">)</text:span><text:span text:style-name="style11">crossDC</text:span><text:span text:style-name="style10">( </text:span><text:span text:style-name="style11">Q</text:span><text:span text:style-name="style10">,</text:span><text:span text:style-name="style11">P</text:span><text:span text:style-name="style10">,~</text:span><text:span text:style-name="style11">Q </text:span><text:span text:style-name="style10">); } </text:span><text:span text:style-name="style11">P</text:span><text:span text:style-name="style10">=</text:span><text:span text:style-name="style11">Q</text:span><text:span text:style-name="style10">; } }</text:span></text:h>
      <text:h text:style-name="Default">167<text:s text:c="2"/><text:s text:c="6"/><text:span text:style-name="style5">for</text:span><text:span text:style-name="style10">( </text:span><text:span text:style-name="style11">k</text:span><text:span text:style-name="style10">=</text:span><text:span text:style-name="style4">0</text:span><text:span text:style-name="style10">; </text:span><text:span text:style-name="style11">k</text:span><text:span text:style-name="style10">&lt;=</text:span><text:span text:style-name="style11">Nframes</text:span><text:span text:style-name="style10">; </text:span><text:span text:style-name="style11">k</text:span><text:span text:style-name="style10">++ )<text:s text:c="23"/></text:span><text:span text:style-name="style2">// Nframes+1 шпангоутов</text:span></text:h>
      <text:h text:style-name="Default">168<text:s text:c="2"/><text:s text:c="6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 )</text:span><text:span text:style-name="style5">if</text:span><text:span text:style-name="style10">( (</text:span><text:span text:style-name="style11">n</text:span><text:span text:style-name="style10">=</text:span><text:span text:style-name="style11">Shell</text:span><text:span text:style-name="style10">[</text:span><text:span text:style-name="style11">k</text:span><text:span text:style-name="style10">][</text:span><text:span text:style-name="style4">0</text:span><text:span text:style-name="style10">])&gt;</text:span><text:span text:style-name="style4">0 </text:span><text:span text:style-name="style10">)<text:s text:c="13"/></text:span><text:span text:style-name="style2">// -- если есть корпус</text:span></text:h>
      <text:h text:style-name="Default">169<text:s text:c="2"/><text:s text:c="6"/><text:span text:style-name="style10">{ </text:span><text:span text:style-name="style5">for</text:span><text:span text:style-name="style10">( </text:span><text:span text:style-name="style5">int </text:span><text:span text:style-name="style11">Board</text:span><text:span text:style-name="style10">=-</text:span><text:span text:style-name="style4">1</text:span><text:span text:style-name="style10">;</text:span><text:span text:style-name="style11">Board</text:span><text:span text:style-name="style10">&lt;</text:span><text:span text:style-name="style4">2</text:span><text:span text:style-name="style10">;</text:span><text:span text:style-name="style11">Board</text:span><text:span text:style-name="style10">+=</text:span><text:span text:style-name="style4">2 </text:span><text:span text:style-name="style10">) </text:span><text:span text:style-name="style2">// сначала левый затем правый борт</text:span></text:h>
      <text:h text:style-name="Default">170<text:s text:c="2"/><text:s text:c="8"/><text:span text:style-name="style10">{ </text:span><text:span text:style-name="style11">fprintf</text:span><text:span text:style-name="style10">( </text:span><text:span text:style-name="style11">F</text:span><text:span text:style-name="style10">,</text:span><text:span text:style-name="style6">"; Shell(%d)[%d]~%s\n"</text:span><text:span text:style-name="style10">,</text:span><text:span text:style-name="style11">k</text:span><text:span text:style-name="style10">,</text:span><text:span text:style-name="style11">n</text:span><text:span text:style-name="style10">,</text:span><text:span text:style-name="style11">Board</text:span><text:span text:style-name="style10">&lt;</text:span><text:span text:style-name="style4">0</text:span><text:span text:style-name="style10">?</text:span><text:span text:style-name="style6">"port"</text:span><text:span text:style-name="style10">:</text:span><text:span text:style-name="style6">"starboard" </text:span><text:span text:style-name="style10">);</text:span></text:h>
      <text:h text:style-name="Default">171<text:s text:c="2"/><text:s text:c="10"/><text:span text:style-name="style11">Q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 </text:span><text:span text:style-name="style10">);<text:s text:c="15"/></text:span><text:span text:style-name="style2">// это блок стандартных шпаций</text:span></text:h>
      <text:h text:style-name="Default">172<text:s text:c="2"/><text:s text:c="10"/><text:span text:style-name="style11">q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</text:span><text:span text:style-name="style10">*</text:span><text:span text:style-name="style4">2 </text:span><text:span text:style-name="style10">);<text:s text:c="13"/></text:span><text:span text:style-name="style2">//<text:s text:c="4"/>- переход на правый борт</text:span></text:h>
      <text:h text:style-name="Default">173<text:s text:c="2"/><text:s text:c="10"/><text:span text:style-name="style5">for</text:span><text:span text:style-name="style10">( </text:span><text:span text:style-name="style11">i</text:span><text:span text:style-name="style10">=</text:span><text:span text:style-name="style4">3</text:span><text:span text:style-name="style10">; </text:span><text:span text:style-name="style11">i</text:span><text:span text:style-name="style10">&lt;=</text:span><text:span text:style-name="style11">n</text:span><text:span text:style-name="style10">; </text:span><text:span text:style-name="style11">i</text:span><text:span text:style-name="style10">++ )<text:s text:c="14"/></text:span><text:span text:style-name="style2">// всех теоретических шпангоутов</text:span></text:h>
      <text:h text:style-name="Default">174<text:s text:c="2"/><text:s text:c="10"/><text:span text:style-name="style10">{ </text:span><text:span text:style-name="style11">P</text:span><text:span text:style-name="style10">=</text:span><text:span text:style-name="style11">Select</text:span><text:span text:style-name="style10">( </text:span><text:span text:style-name="style11">k</text:span><text:span text:style-name="style10">,</text:span><text:span text:style-name="style11">Board</text:span><text:span text:style-name="style10">*</text:span><text:span text:style-name="style11">i </text:span><text:span text:style-name="style10">);<text:s text:c="11"/></text:span><text:span text:style-name="style2">// попутная разборка треугольников</text:span></text:h>
      <text:h text:style-name="Default">175<text:s text:c="2"/><text:s text:c="12"/><text:span text:style-name="style5">if</text:span><text:span text:style-name="style10">( </text:span><text:span text:style-name="style11">Board</text:span><text:span text:style-name="style10">&lt;</text:span><text:span text:style-name="style4">0 </text:span><text:span text:style-name="style10">)</text:span><text:span text:style-name="style11">crossDC</text:span><text:span text:style-name="style10">( </text:span><text:span text:style-name="style11">Q</text:span><text:span text:style-name="style10">,</text:span><text:span text:style-name="style11">q</text:span><text:span text:style-name="style10">,</text:span><text:span text:style-name="style11">P </text:span><text:span text:style-name="style10">); </text:span><text:span text:style-name="style5">else </text:span><text:span text:style-name="style11">crossDC</text:span><text:span text:style-name="style10">( </text:span><text:span text:style-name="style11">q</text:span><text:span text:style-name="style10">,</text:span><text:span text:style-name="style11">Q</text:span><text:span text:style-name="style10">,</text:span><text:span text:style-name="style11">P </text:span><text:span text:style-name="style10">);</text:span></text:h>
      <text:h text:style-name="Default">176<text:s text:c="2"/><text:s text:c="12"/><text:span text:style-name="style5">if</text:span><text:span text:style-name="style10">( </text:span><text:span text:style-name="style11">Shell</text:span><text:span text:style-name="style10">[</text:span><text:span text:style-name="style11">k</text:span><text:span text:style-name="style10">][</text:span><text:span text:style-name="style11">i</text:span><text:span text:style-name="style10">]&amp;</text:span><text:span text:style-name="style11">LeftFrame </text:span><text:span text:style-name="style10">)</text:span><text:span text:style-name="style11">Q</text:span><text:span text:style-name="style10">=</text:span><text:span text:style-name="style11">P</text:span><text:span text:style-name="style10">; </text:span><text:span text:style-name="style5">else </text:span><text:span text:style-name="style11">q</text:span><text:span text:style-name="style10">=</text:span><text:span text:style-name="style11">P</text:span><text:span text:style-name="style10">;<text:s text:c="8"/></text:span><text:span text:style-name="style2">// перед кормовым</text:span></text:h>
      <text:h text:style-name="Default">177<text:s text:c="2"/><text:s text:c="2"/><text:span text:style-name="style10">} } } } }<text:s text:c="50"/></text:span><text:span text:style-name="style2">// перпендикуляром</text:span></text:h>
      <text:h text:style-name="Default">178<text:s text:c="2"/><text:s text:c="2"/><text:span text:style-name="style10">{ </text:span><text:span text:style-name="style5">int </text:span><text:span text:style-name="style11">D</text:span><text:span text:style-name="style10">,</text:span><text:span text:style-name="style11">m</text:span><text:span text:style-name="style10">,</text:span><text:span text:style-name="style11">d</text:span><text:span text:style-name="style10">,</text:span><text:span text:style-name="style11">y</text:span><text:span text:style-name="style10">; </text:span><text:span text:style-name="style11">julday</text:span><text:span text:style-name="style10">( </text:span><text:span text:style-name="style11">D</text:span><text:span text:style-name="style10">=</text:span><text:span text:style-name="style11">julday</text:span><text:span text:style-name="style10">(),</text:span><text:span text:style-name="style11">m</text:span><text:span text:style-name="style10">,</text:span><text:span text:style-name="style11">d</text:span><text:span text:style-name="style10">,</text:span><text:span text:style-name="style11">y </text:span><text:span text:style-name="style10">); </text:span><text:span text:style-name="style5">char </text:span><text:span text:style-name="style11">c</text:span><text:span text:style-name="style10">=</text:span><text:span text:style-name="style11">format</text:span><text:span text:style-name="style10">==</text:span><text:span text:style-name="style4">1</text:span><text:span text:style-name="style10">?</text:span><text:span text:style-name="style7">'#'</text:span><text:span text:style-name="style10">:</text:span><text:span text:style-name="style7">';'</text:span><text:span text:style-name="style10">;</text:span></text:h>
      <text:h text:style-name="Default">179<text:s text:c="2"/><text:s text:c="4"/><text:span text:style-name="style11">fprintf</text:span><text:span text:style-name="style10">( </text:span><text:span text:style-name="style11">F</text:span><text:span text:style-name="style10">,</text:span><text:span text:style-name="style6">"%c\n%c %s\n%c %04d.%s.%02d %s%s\n"</text:span><text:span text:style-name="style10">,</text:span></text:h>
      <text:h text:style-name="Default">180<text:s text:c="2"/><text:s text:c="11"/><text:span text:style-name="style11">c</text:span><text:span text:style-name="style10">,</text:span><text:span text:style-name="style11">c</text:span><text:span text:style-name="style10">,</text:span><text:span text:style-name="style11">UtA</text:span><text:span text:style-name="style10">( </text:span><text:span text:style-name="style11">FileName </text:span><text:span text:style-name="style10">),</text:span><text:span text:style-name="style11">c</text:span><text:span text:style-name="style10">,</text:span><text:span text:style-name="style11">y</text:span><text:span text:style-name="style10">,</text:span><text:span text:style-name="style11">_Mnt</text:span><text:span text:style-name="style10">[</text:span><text:span text:style-name="style11">m</text:span><text:span text:style-name="style10">-</text:span><text:span text:style-name="style4">1</text:span><text:span text:style-name="style10">],</text:span><text:span text:style-name="style11">d</text:span><text:span text:style-name="style10">,</text:span><text:span text:style-name="style11">_Day</text:span><text:span text:style-name="style10">[</text:span><text:span text:style-name="style11">D</text:span><text:span text:style-name="style10">%</text:span><text:span text:style-name="style4">7</text:span><text:span text:style-name="style10">],</text:span><text:span text:style-name="style11">DtoA</text:span><text:span text:style-name="style10">( </text:span><text:span text:style-name="style11">onetime</text:span><text:span text:style-name="style10">(),</text:span><text:span text:style-name="style4">3 </text:span><text:span text:style-name="style10">) );</text:span></text:h>
      <text:h text:style-name="Default">181<text:s text:c="2"/><text:s text:c="2"/><text:span text:style-name="style10">} </text:span><text:span text:style-name="style11">fclose</text:span><text:span text:style-name="style10">( </text:span><text:span text:style-name="style11">F </text:span><text:span text:style-name="style10">); </text:span><text:span text:style-name="style5">return </text:span><text:span text:style-name="style10">*</text:span><text:span text:style-name="style5">this</text:span><text:span text:style-name="style10">;</text:span></text:h>
      <text:h text:style-name="Default">182<text:s text:c="2"/><text:span text:style-name="style10">}</text:span></text:h>
      <text:h text:style-name="Default">183<text:s text:c="2"/><text:span text:style-name="style1">/*<text:s text:c="6"/>&amp;Entity_Type,<text:s text:c="7"/>Собственно тип объекта</text:span></text:h>
      <text:h text:style-name="Default">184<text:s text:c="2"/><text:s text:c="8"/><text:span text:style-name="style1">&amp;Number_of_Points,<text:s text:c="2"/>Количество точек</text:span></text:h>
      <text:h text:style-name="Default">185<text:s text:c="2"/><text:s text:c="8"/><text:span text:style-name="style1">&amp;Pattern_Scale,<text:s text:c="5"/>Масштаб для закраски</text:span></text:h>
      <text:h text:style-name="Default">186<text:s text:c="2"/><text:s text:c="8"/><text:span text:style-name="style1">&amp;Line_Width,<text:s text:c="8"/>Толщина линии</text:span></text:h>
      <text:h text:style-name="Default">187<text:s text:c="2"/><text:s text:c="8"/><text:span text:style-name="style1">&amp;Line_Type,<text:s text:c="9"/>Тип линии<text:s text:c="16"/>(0-8)</text:span></text:h>
      <text:h text:style-name="Default">188<text:s text:c="2"/><text:s text:c="8"/><text:span text:style-name="style1">&amp;The_Color<text:s text:c="10"/>Цвет объекта<text:s text:c="13"/>(1-16)</text:span></text:h>
      <text:h text:style-name="Default">189<text:s text:c="2"/><text:span text:style-name="style1">enum{ _0,_1=51,_2=104,_3=153,_4=204,_5=255 };</text:span></text:h>
      <text:h text:style-name="Default">190<text:s text:c="2"/><text:span text:style-name="style1">static RGB_colors DC_colors_16[16] =<text:s text:c="5"/>//</text:span></text:h>
      <text:h text:style-name="Default">191<text:s text:c="2"/><text:s text:c="8"/><text:span text:style-name="style1">{ { _5,_5,_5,0 },{ _0,_0,_0,0 }<text:s text:c="2"/>//<text:s text:c="2"/>0 - WHITE,<text:s text:c="4"/>BLACK</text:span></text:h>
      <text:h text:style-name="Default">192<text:s text:c="2"/><text:s text:c="8"/><text:span text:style-name="style1">, { _0,_0,_2,0 },{ _0,_2,_0,0 }<text:s text:c="2"/>//<text:s text:c="2"/>2 - BROWN,<text:s text:c="4"/>GREEN</text:span></text:h>
      <text:h text:style-name="Default">193<text:s text:c="2"/><text:s text:c="8"/><text:span text:style-name="style1">, { _3,_0,_0,0 },{ _0,_1,_3,0 }<text:s text:c="2"/>//<text:s text:c="2"/>4 - BLUE,<text:s text:c="5"/>LIGHTBROWN</text:span></text:h>
      <text:h text:style-name="Default">194<text:s text:c="2"/><text:s text:c="8"/><text:span text:style-name="style1">, { _2,_3,_0,0 },{ _3,_0,_3,0 }<text:s text:c="2"/>//<text:s text:c="2"/>6 - CYAN,<text:s text:c="5"/>LIGHTMAGENTA</text:span></text:h>
      <text:h text:style-name="Default">195<text:s text:c="2"/><text:s text:c="8"/><text:span text:style-name="style1">, { 84,84,84,0 },{ _3,_3,_3,0 }<text:s text:c="2"/>//<text:s text:c="2"/>8 - GRAY,<text:s text:c="5"/>LIGHTGRAY</text:span></text:h>
      <text:h text:style-name="Default">196<text:s text:c="2"/><text:s text:c="8"/><text:span text:style-name="style1">, { _0,_0,_5,0 },{ _1,_3,_0,0 }<text:s text:c="2"/>// 10 - RED,<text:s text:c="6"/>LIGHTGREEN</text:span></text:h>
      <text:h text:style-name="Default">197<text:s text:c="2"/><text:s text:c="8"/><text:span text:style-name="style1">, { _5,_3,_1,0 },{ _1,_5,_5,0 }<text:s text:c="2"/>// 12 - LIGHTBLUE,YELLOW</text:span></text:h>
      <text:h text:style-name="Default">198<text:s text:c="2"/><text:s text:c="8"/><text:span text:style-name="style1">, { _4,_4,_0,0 },{ _5,_2,_5,0 }<text:s text:c="2"/>// 14 - LIGHTCYAN,LIGHTMAGENTA</text:span></text:h>
      <text:h text:style-name="Default">199<text:s text:c="2"/><text:s text:c="8"/><text:span text:style-name="style1">};<text:s text:c="31"/>*/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